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24.22mm" fo:break-before="auto" style:use-optimal-row-height="true"/>
    </style:style>
    <style:style style:name="ro5" style:family="table-row">
      <style:table-row-properties style:row-height="32.1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Military expenditures(% of GDP) 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/>
        </table:table-row>
        <table:table-row table:style-name="ro3">
          <table:table-cell table:style-name="ce3" office:value-type="string" calcext:value-type="string">
            <text:p><text:a xlink:href="file:///D:/cia-world-factbook/factbook-2014/geos/af.html" xlink:type="simple">Afghanistan</text:a> </text:p>
          </table:table-cell>
          <table:table-cell table:style-name="ce3" office:value-type="string" calcext:value-type="string">
            <text:p>NA% (2012) </text:p>
            <text:p>4.74% of GDP (2011) </text:p>
            <text:p>NA% (2010) </text:p>
          </table:table-cell>
          <table:table-cell table:formula="of:=MID([.B3]; 1; FIND(&quot;%&quot;; [.B3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]; 1; FIND(&quot;%&quot;; [.B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al.html" xlink:type="simple">Albania</text:a> </text:p>
          </table:table-cell>
          <table:table-cell table:style-name="ce3" office:value-type="string" calcext:value-type="string">
            <text:p>1.47% of GDP (2012) </text:p>
            <text:p>1.52% of GDP (2011) </text:p>
            <text:p>1.47% of GDP (2010) </text:p>
          </table:table-cell>
          <table:table-cell table:formula="of:=MID([.B5]; 1; FIND(&quot;%&quot;; [.B5])-1)" office:value-type="string" office:string-value="1.47" calcext:value-type="string">
            <text:p>1.4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]; 1; FIND(&quot;%&quot;; [.B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ag.html" xlink:type="simple">Algeria</text:a> </text:p>
          </table:table-cell>
          <table:table-cell table:style-name="ce3" office:value-type="string" calcext:value-type="string">
            <text:p>4.48% of GDP (2012) </text:p>
            <text:p>4.36% of GDP (2011) </text:p>
            <text:p>4.48% of GDP (2010) </text:p>
          </table:table-cell>
          <table:table-cell table:formula="of:=MID([.B7]; 1; FIND(&quot;%&quot;; [.B7])-1)" office:value-type="string" office:string-value="4.48" calcext:value-type="string">
            <text:p>4.4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]; 1; FIND(&quot;%&quot;; [.B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ao.html" xlink:type="simple">Angola</text:a> </text:p>
          </table:table-cell>
          <table:table-cell table:style-name="ce3" office:value-type="string" calcext:value-type="string">
            <text:p>3.63% of GDP (2012) </text:p>
            <text:p>3.5% of GDP (2011) </text:p>
            <text:p>3.63% of GDP (2010) </text:p>
          </table:table-cell>
          <table:table-cell table:formula="of:=MID([.B9]; 1; FIND(&quot;%&quot;; [.B9])-1)" office:value-type="string" office:string-value="3.63" calcext:value-type="string">
            <text:p>3.6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]; 1; FIND(&quot;%&quot;; [.B1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ar.html" xlink:type="simple">Argentina</text:a> </text:p>
          </table:table-cell>
          <table:table-cell table:style-name="ce3" office:value-type="string" calcext:value-type="string">
            <text:p>0.91% of GDP (2012) </text:p>
            <text:p>0.9% of GDP (2011) </text:p>
            <text:p>0.91% of GDP (2010) </text:p>
          </table:table-cell>
          <table:table-cell table:formula="of:=MID([.B11]; 1; FIND(&quot;%&quot;; [.B11])-1)" office:value-type="string" office:string-value="0.91" calcext:value-type="string">
            <text:p>0.9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]; 1; FIND(&quot;%&quot;; [.B1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am.html" xlink:type="simple">Armenia</text:a> </text:p>
          </table:table-cell>
          <table:table-cell table:style-name="ce3" office:value-type="string" calcext:value-type="string">
            <text:p>3.92% of GDP (2012) </text:p>
            <text:p>3.87% of GDP (2011) </text:p>
            <text:p>3.92% of GDP (2010) </text:p>
          </table:table-cell>
          <table:table-cell table:formula="of:=MID([.B13]; 1; FIND(&quot;%&quot;; [.B13])-1)" office:value-type="string" office:string-value="3.92" calcext:value-type="string">
            <text:p>3.9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]; 1; FIND(&quot;%&quot;; [.B1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as.html" xlink:type="simple">Australia</text:a> </text:p>
          </table:table-cell>
          <table:table-cell table:style-name="ce3" office:value-type="string" calcext:value-type="string">
            <text:p>1.71% of GDP (2012) </text:p>
            <text:p>1.84% of GDP (2011) </text:p>
            <text:p>1.71% of GDP (2010) </text:p>
          </table:table-cell>
          <table:table-cell table:formula="of:=MID([.B15]; 1; FIND(&quot;%&quot;; [.B15])-1)" office:value-type="string" office:string-value="1.71" calcext:value-type="string">
            <text:p>1.7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]; 1; FIND(&quot;%&quot;; [.B1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au.html" xlink:type="simple">Austria</text:a> </text:p>
          </table:table-cell>
          <table:table-cell table:style-name="ce3" office:value-type="string" calcext:value-type="string">
            <text:p>0.81% of GDP (2012) </text:p>
            <text:p>0.82% of GDP (2011) </text:p>
            <text:p>0.81% of GDP (2010) </text:p>
          </table:table-cell>
          <table:table-cell table:formula="of:=MID([.B17]; 1; FIND(&quot;%&quot;; [.B17])-1)" office:value-type="string" office:string-value="0.81" calcext:value-type="string">
            <text:p>0.8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]; 1; FIND(&quot;%&quot;; [.B18])-1)" office:value-type="string" office:string-value="" calcext:value-type="error">
            <text:p>#VALUE!</text:p>
          </table:table-cell>
        </table:table-row>
        <table:table-row table:style-name="ro5">
          <table:table-cell table:style-name="ce3" office:value-type="string" calcext:value-type="string">
            <text:p><text:a xlink:href="file:///D:/cia-world-factbook/factbook-2014/geos/aj.html" xlink:type="simple">Azerbaijan</text:a> </text:p>
          </table:table-cell>
          <table:table-cell table:style-name="ce3" office:value-type="string" calcext:value-type="string">
            <text:p>5.2% of GDP (2013) </text:p>
            <text:p>4.64% of GDP (2012) </text:p>
            <text:p>4.67% of GDP (2011) </text:p>
            <text:p>4.64% of GDP (2010) </text:p>
          </table:table-cell>
          <table:table-cell table:formula="of:=MID([.B19]; 1; FIND(&quot;%&quot;; [.B19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]; 1; FIND(&quot;%&quot;; [.B2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ba.html" xlink:type="simple">Bahrain</text:a> </text:p>
          </table:table-cell>
          <table:table-cell table:style-name="ce3" office:value-type="string" calcext:value-type="string">
            <text:p>3.14% of GDP (2012) </text:p>
            <text:p>3.02% of GDP (2011) </text:p>
            <text:p>3.14% of GDP (2010) </text:p>
          </table:table-cell>
          <table:table-cell table:formula="of:=MID([.B21]; 1; FIND(&quot;%&quot;; [.B21])-1)" office:value-type="string" office:string-value="3.14" calcext:value-type="string">
            <text:p>3.1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]; 1; FIND(&quot;%&quot;; [.B2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bg.html" xlink:type="simple">Bangladesh</text:a> </text:p>
          </table:table-cell>
          <table:table-cell table:style-name="ce3" office:value-type="string" calcext:value-type="string">
            <text:p>1.35% of GDP (2012) </text:p>
            <text:p>1.44% of GDP (2011) </text:p>
            <text:p>1.35% of GDP (2010) </text:p>
          </table:table-cell>
          <table:table-cell table:formula="of:=MID([.B23]; 1; FIND(&quot;%&quot;; [.B23])-1)" office:value-type="string" office:string-value="1.35" calcext:value-type="string">
            <text:p>1.3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]; 1; FIND(&quot;%&quot;; [.B2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bo.html" xlink:type="simple">Belarus</text:a> </text:p>
          </table:table-cell>
          <table:table-cell table:style-name="ce3" office:value-type="string" calcext:value-type="string">
            <text:p>1.2% of GDP (2012) </text:p>
            <text:p>1.27% of GDP (2011) </text:p>
            <text:p>1.2% of GDP (2010) </text:p>
          </table:table-cell>
          <table:table-cell table:formula="of:=MID([.B25]; 1; FIND(&quot;%&quot;; [.B25])-1)" office:value-type="string" office:string-value="1.2" calcext:value-type="string">
            <text:p>1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]; 1; FIND(&quot;%&quot;; [.B2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be.html" xlink:type="simple">Belgium</text:a> </text:p>
          </table:table-cell>
          <table:table-cell table:style-name="ce3" office:value-type="string" calcext:value-type="string">
            <text:p>1.05% of GDP (2012) </text:p>
            <text:p>1.08% of GDP (2011) </text:p>
            <text:p>1.05% of GDP (2010) </text:p>
          </table:table-cell>
          <table:table-cell table:formula="of:=MID([.B27]; 1; FIND(&quot;%&quot;; [.B27])-1)" office:value-type="string" office:string-value="1.05" calcext:value-type="string">
            <text:p>1.0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]; 1; FIND(&quot;%&quot;; [.B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h.html" xlink:type="simple">Belize</text:a> </text:p>
          </table:table-cell>
          <table:table-cell table:style-name="ce3" office:value-type="string" calcext:value-type="string">
            <text:p>NA% (2012) </text:p>
            <text:p>1.08% of GDP (2011) </text:p>
            <text:p>NA% (2010) </text:p>
          </table:table-cell>
          <table:table-cell table:formula="of:=MID([.B29]; 1; FIND(&quot;%&quot;; [.B29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]; 1; FIND(&quot;%&quot;; [.B30])-1)" office:value-type="string" office:string-value="" calcext:value-type="error">
            <text:p>#VALUE!</text:p>
          </table:table-cell>
        </table:table-row>
        <table:table-row table:style-name="ro6">
          <table:table-cell table:style-name="ce3" office:value-type="string" calcext:value-type="string">
            <text:p><text:a xlink:href="file:///D:/cia-world-factbook/factbook-2014/geos/bn.html" xlink:type="simple">Benin</text:a> </text:p>
          </table:table-cell>
          <table:table-cell table:style-name="ce3" office:value-type="string" calcext:value-type="string">
            <text:p>1.03% of GDP (2012) </text:p>
            <text:p>NA% (2011) </text:p>
            <text:p>1.03% of GDP (2010) </text:p>
          </table:table-cell>
          <table:table-cell table:formula="of:=MID([.B31]; 1; FIND(&quot;%&quot;; [.B31])-1)" office:value-type="string" office:string-value="1.03" calcext:value-type="string">
            <text:p>1.0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]; 1; FIND(&quot;%&quot;; [.B3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bl.html" xlink:type="simple">Bolivia</text:a> </text:p>
          </table:table-cell>
          <table:table-cell table:style-name="ce3" office:value-type="string" calcext:value-type="string">
            <text:p>1.47% of GDP (2012) </text:p>
            <text:p>1.47% of GDP (2011) </text:p>
            <text:p>1.47% of GDP (2010) </text:p>
          </table:table-cell>
          <table:table-cell table:formula="of:=MID([.B33]; 1; FIND(&quot;%&quot;; [.B33])-1)" office:value-type="string" office:string-value="1.47" calcext:value-type="string">
            <text:p>1.4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]; 1; FIND(&quot;%&quot;; [.B3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bk.html" xlink:type="simple">Bosnia and Herzegovina</text:a> </text:p>
          </table:table-cell>
          <table:table-cell table:style-name="ce3" office:value-type="string" calcext:value-type="string">
            <text:p>1.35% of GDP (2012) </text:p>
            <text:p>1.15% of GDP (2011) </text:p>
            <text:p>1.35% of GDP (2010) </text:p>
          </table:table-cell>
          <table:table-cell table:formula="of:=MID([.B35]; 1; FIND(&quot;%&quot;; [.B35])-1)" office:value-type="string" office:string-value="1.35" calcext:value-type="string">
            <text:p>1.3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]; 1; FIND(&quot;%&quot;; [.B3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bc.html" xlink:type="simple">Botswana</text:a> </text:p>
          </table:table-cell>
          <table:table-cell table:style-name="ce3" office:value-type="string" calcext:value-type="string">
            <text:p>2.31% of GDP (2012) </text:p>
            <text:p>2.43% of GDP (2011) </text:p>
            <text:p>2.31% of GDP (2010) </text:p>
          </table:table-cell>
          <table:table-cell table:formula="of:=MID([.B37]; 1; FIND(&quot;%&quot;; [.B37])-1)" office:value-type="string" office:string-value="2.31" calcext:value-type="string">
            <text:p>2.3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]; 1; FIND(&quot;%&quot;; [.B3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br.html" xlink:type="simple">Brazil</text:a> </text:p>
          </table:table-cell>
          <table:table-cell table:style-name="ce3" office:value-type="string" calcext:value-type="string">
            <text:p>1.47% of GDP (2012) </text:p>
            <text:p>1.49% of GDP (2011) </text:p>
            <text:p>1.47% of GDP (2010) </text:p>
          </table:table-cell>
          <table:table-cell table:formula="of:=MID([.B39]; 1; FIND(&quot;%&quot;; [.B39])-1)" office:value-type="string" office:string-value="1.47" calcext:value-type="string">
            <text:p>1.4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]; 1; FIND(&quot;%&quot;; [.B4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bx.html" xlink:type="simple">Brunei</text:a> </text:p>
          </table:table-cell>
          <table:table-cell table:style-name="ce3" office:value-type="string" calcext:value-type="string">
            <text:p>2.43% of GDP (2012) </text:p>
            <text:p>2.54% of GDP (2011) </text:p>
            <text:p>2.43% of GDP (2010) </text:p>
          </table:table-cell>
          <table:table-cell table:formula="of:=MID([.B41]; 1; FIND(&quot;%&quot;; [.B41])-1)" office:value-type="string" office:string-value="2.43" calcext:value-type="string">
            <text:p>2.4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]; 1; FIND(&quot;%&quot;; [.B4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bu.html" xlink:type="simple">Bulgaria</text:a> </text:p>
          </table:table-cell>
          <table:table-cell table:style-name="ce3" office:value-type="string" calcext:value-type="string">
            <text:p>1.46% of GDP (2012) </text:p>
            <text:p>1.55% of GDP (2011) </text:p>
            <text:p>1.46% of GDP (2010) </text:p>
          </table:table-cell>
          <table:table-cell table:formula="of:=MID([.B43]; 1; FIND(&quot;%&quot;; [.B43])-1)" office:value-type="string" office:string-value="1.46" calcext:value-type="string">
            <text:p>1.4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]; 1; FIND(&quot;%&quot;; [.B4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uv.html" xlink:type="simple">Burkina Faso</text:a> </text:p>
          </table:table-cell>
          <table:table-cell table:style-name="ce3" office:value-type="string" calcext:value-type="string">
            <text:p>1.39% of GDP (2012) </text:p>
            <text:p>1.34% of GDP (2011) </text:p>
            <text:p>1.39% of GDP (2010) </text:p>
          </table:table-cell>
          <table:table-cell table:formula="of:=MID([.B45]; 1; FIND(&quot;%&quot;; [.B45])-1)" office:value-type="string" office:string-value="1.39" calcext:value-type="string">
            <text:p>1.3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6]; 1; FIND(&quot;%&quot;; [.B46])-1)" office:value-type="string" office:string-value="" calcext:value-type="error">
            <text:p>#VALUE!</text:p>
          </table:table-cell>
        </table:table-row>
        <table:table-row table:style-name="ro6">
          <table:table-cell table:style-name="ce3" office:value-type="string" calcext:value-type="string">
            <text:p><text:a xlink:href="file:///D:/cia-world-factbook/factbook-2014/geos/by.html" xlink:type="simple">Burundi</text:a> </text:p>
          </table:table-cell>
          <table:table-cell table:style-name="ce3" office:value-type="string" calcext:value-type="string">
            <text:p>2.39% of GDP (2012) </text:p>
            <text:p>NA% (2011) </text:p>
            <text:p>2.39% of GDP (2010) </text:p>
          </table:table-cell>
          <table:table-cell table:formula="of:=MID([.B47]; 1; FIND(&quot;%&quot;; [.B47])-1)" office:value-type="string" office:string-value="2.39" calcext:value-type="string">
            <text:p>2.3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8]; 1; FIND(&quot;%&quot;; [.B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v.html" xlink:type="simple">Cabo Verde</text:a> </text:p>
          </table:table-cell>
          <table:table-cell table:style-name="ce3" office:value-type="string" calcext:value-type="string">
            <text:p>NA% (2012) </text:p>
            <text:p>0.51% of GDP (2011) </text:p>
            <text:p>NA% (2010) </text:p>
          </table:table-cell>
          <table:table-cell table:formula="of:=MID([.B49]; 1; FIND(&quot;%&quot;; [.B49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0]; 1; FIND(&quot;%&quot;; [.B5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cb.html" xlink:type="simple">Cambodia</text:a> </text:p>
          </table:table-cell>
          <table:table-cell table:style-name="ce3" office:value-type="string" calcext:value-type="string">
            <text:p>1.54% of GDP (2012) </text:p>
            <text:p>1.5% of GDP (2011) </text:p>
            <text:p>1.54% of GDP (2010) </text:p>
          </table:table-cell>
          <table:table-cell table:formula="of:=MID([.B51]; 1; FIND(&quot;%&quot;; [.B51])-1)" office:value-type="string" office:string-value="1.54" calcext:value-type="string">
            <text:p>1.5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2]; 1; FIND(&quot;%&quot;; [.B5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cm.html" xlink:type="simple">Cameroon</text:a> </text:p>
          </table:table-cell>
          <table:table-cell table:style-name="ce3" office:value-type="string" calcext:value-type="string">
            <text:p>1.42% of GDP (2012) </text:p>
            <text:p>1.37% of GDP (2011) </text:p>
            <text:p>1.42% of GDP (2010) </text:p>
          </table:table-cell>
          <table:table-cell table:formula="of:=MID([.B53]; 1; FIND(&quot;%&quot;; [.B53])-1)" office:value-type="string" office:string-value="1.42" calcext:value-type="string">
            <text:p>1.4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4]; 1; FIND(&quot;%&quot;; [.B5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ca.html" xlink:type="simple">Canada</text:a> </text:p>
          </table:table-cell>
          <table:table-cell table:style-name="ce3" office:value-type="string" calcext:value-type="string">
            <text:p>1.24% of GDP (2012) </text:p>
            <text:p>1.31% of GDP (2011) </text:p>
            <text:p>1.24% of GDP (2010) </text:p>
          </table:table-cell>
          <table:table-cell table:formula="of:=MID([.B55]; 1; FIND(&quot;%&quot;; [.B55])-1)" office:value-type="string" office:string-value="1.24" calcext:value-type="string">
            <text:p>1.2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6]; 1; FIND(&quot;%&quot;; [.B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d.html" xlink:type="simple">Chad</text:a> </text:p>
          </table:table-cell>
          <table:table-cell table:style-name="ce3" office:value-type="string" calcext:value-type="string">
            <text:p>NA% (2012) </text:p>
            <text:p>2.28% of GDP (2011) </text:p>
            <text:p>NA% (2010) </text:p>
          </table:table-cell>
          <table:table-cell table:formula="of:=MID([.B57]; 1; FIND(&quot;%&quot;; [.B57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8]; 1; FIND(&quot;%&quot;; [.B5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ci.html" xlink:type="simple">Chile</text:a> </text:p>
          </table:table-cell>
          <table:table-cell table:style-name="ce3" office:value-type="string" calcext:value-type="string">
            <text:p>2.04% of GDP (2012) </text:p>
            <text:p>2.17% of GDP (2011) </text:p>
            <text:p>2.04% of GDP (2010) </text:p>
          </table:table-cell>
          <table:table-cell table:formula="of:=MID([.B59]; 1; FIND(&quot;%&quot;; [.B59])-1)" office:value-type="string" office:string-value="2.04" calcext:value-type="string">
            <text:p>2.0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0]; 1; FIND(&quot;%&quot;; [.B6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ch.html" xlink:type="simple">China</text:a> </text:p>
          </table:table-cell>
          <table:table-cell table:style-name="ce3" office:value-type="string" calcext:value-type="string">
            <text:p>1.99% of GDP (2012) </text:p>
            <text:p>2% of GDP (2011) </text:p>
            <text:p>1.99% of GDP (2010) </text:p>
          </table:table-cell>
          <table:table-cell table:formula="of:=MID([.B61]; 1; FIND(&quot;%&quot;; [.B61])-1)" office:value-type="string" office:string-value="1.99" calcext:value-type="string">
            <text:p>1.9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2]; 1; FIND(&quot;%&quot;; [.B6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co.html" xlink:type="simple">Colombia</text:a> </text:p>
          </table:table-cell>
          <table:table-cell table:style-name="ce3" office:value-type="string" calcext:value-type="string">
            <text:p>3.28% of GDP (2012) </text:p>
            <text:p>3.06% of GDP (2011) </text:p>
            <text:p>3.28% of GDP (2010) </text:p>
          </table:table-cell>
          <table:table-cell table:formula="of:=MID([.B63]; 1; FIND(&quot;%&quot;; [.B63])-1)" office:value-type="string" office:string-value="3.28" calcext:value-type="string">
            <text:p>3.2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4]; 1; FIND(&quot;%&quot;; [.B6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cg.html" xlink:type="simple">Congo, Democratic Republic of the</text:a> </text:p>
          </table:table-cell>
          <table:table-cell table:style-name="ce3" office:value-type="string" calcext:value-type="string">
            <text:p>1.72% of GDP (2012) </text:p>
            <text:p>1.53% of GDP (2011) </text:p>
            <text:p>1.72% of GDP (2010) </text:p>
          </table:table-cell>
          <table:table-cell table:formula="of:=MID([.B65]; 1; FIND(&quot;%&quot;; [.B65])-1)" office:value-type="string" office:string-value="1.72" calcext:value-type="string">
            <text:p>1.7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6]; 1; FIND(&quot;%&quot;; [.B6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iv.html" xlink:type="simple">Cote d'Ivoire</text:a> </text:p>
          </table:table-cell>
          <table:table-cell table:style-name="ce3" office:value-type="string" calcext:value-type="string">
            <text:p>1.65% of GDP (2012) </text:p>
            <text:p>1.49% of GDP (2011) </text:p>
            <text:p>1.65% of GDP (2010) </text:p>
          </table:table-cell>
          <table:table-cell table:formula="of:=MID([.B67]; 1; FIND(&quot;%&quot;; [.B67])-1)" office:value-type="string" office:string-value="1.65" calcext:value-type="string">
            <text:p>1.6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8]; 1; FIND(&quot;%&quot;; [.B6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hr.html" xlink:type="simple">Croatia</text:a> </text:p>
          </table:table-cell>
          <table:table-cell table:style-name="ce3" office:value-type="string" calcext:value-type="string">
            <text:p>1.7% of GDP (2012) </text:p>
            <text:p>1.77% of GDP (2011) </text:p>
            <text:p>1.7% of GDP (2010) </text:p>
          </table:table-cell>
          <table:table-cell table:formula="of:=MID([.B69]; 1; FIND(&quot;%&quot;; [.B69])-1)" office:value-type="string" office:string-value="1.7" calcext:value-type="string">
            <text:p>1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0]; 1; FIND(&quot;%&quot;; [.B7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cy.html" xlink:type="simple">Cyprus</text:a> </text:p>
          </table:table-cell>
          <table:table-cell table:style-name="ce3" office:value-type="string" calcext:value-type="string">
            <text:p>2.05% of GDP (2012) </text:p>
            <text:p>2.14% of GDP (2011) </text:p>
            <text:p>2.05% of GDP (2010) (U) </text:p>
          </table:table-cell>
          <table:table-cell table:formula="of:=MID([.B71]; 1; FIND(&quot;%&quot;; [.B71])-1)" office:value-type="string" office:string-value="2.05" calcext:value-type="string">
            <text:p>2.0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2]; 1; FIND(&quot;%&quot;; [.B72])-1)" office:value-type="string" office:string-value="" calcext:value-type="error">
            <text:p>#VALUE!</text:p>
          </table:table-cell>
        </table:table-row>
        <table:table-row table:style-name="ro5">
          <table:table-cell table:style-name="ce3" office:value-type="string" calcext:value-type="string">
            <text:p><text:a xlink:href="file:///D:/cia-world-factbook/factbook-2014/geos/ez.html" xlink:type="simple">Czech Republic</text:a> </text:p>
          </table:table-cell>
          <table:table-cell table:style-name="ce3" office:value-type="string" calcext:value-type="string">
            <text:p>1.08% of GDP (2013) </text:p>
            <text:p>1.13% of GDP (2012) </text:p>
            <text:p>1.15% of GDP (2011) </text:p>
            <text:p>1.13% of GDP (2010) </text:p>
          </table:table-cell>
          <table:table-cell table:formula="of:=MID([.B73]; 1; FIND(&quot;%&quot;; [.B73])-1)" office:value-type="string" office:string-value="1.08" calcext:value-type="string">
            <text:p>1.0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4]; 1; FIND(&quot;%&quot;; [.B7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da.html" xlink:type="simple">Denmark</text:a> </text:p>
          </table:table-cell>
          <table:table-cell table:style-name="ce3" office:value-type="string" calcext:value-type="string">
            <text:p>1.41% of GDP (2012) </text:p>
            <text:p>1.35% of GDP (2011) </text:p>
            <text:p>1.41% of GDP (2010) </text:p>
          </table:table-cell>
          <table:table-cell table:formula="of:=MID([.B75]; 1; FIND(&quot;%&quot;; [.B75])-1)" office:value-type="string" office:string-value="1.41" calcext:value-type="string">
            <text:p>1.4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6]; 1; FIND(&quot;%&quot;; [.B7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dr.html" xlink:type="simple">Dominican Republic</text:a> </text:p>
          </table:table-cell>
          <table:table-cell table:style-name="ce3" office:value-type="string" calcext:value-type="string">
            <text:p>0.61% of GDP (2012) </text:p>
            <text:p>0.63% of GDP (2011) </text:p>
            <text:p>0.61% of GDP (2010) </text:p>
          </table:table-cell>
          <table:table-cell table:formula="of:=MID([.B77]; 1; FIND(&quot;%&quot;; [.B77])-1)" office:value-type="string" office:string-value="0.61" calcext:value-type="string">
            <text:p>0.6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8]; 1; FIND(&quot;%&quot;; [.B7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ec.html" xlink:type="simple">Ecuador</text:a> </text:p>
          </table:table-cell>
          <table:table-cell table:style-name="ce3" office:value-type="string" calcext:value-type="string">
            <text:p>2.83% of GDP (2012) </text:p>
            <text:p>3.2% of GDP (2011) </text:p>
            <text:p>2.83% of GDP (2010) </text:p>
          </table:table-cell>
          <table:table-cell table:formula="of:=MID([.B79]; 1; FIND(&quot;%&quot;; [.B79])-1)" office:value-type="string" office:string-value="2.83" calcext:value-type="string">
            <text:p>2.8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0]; 1; FIND(&quot;%&quot;; [.B8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eg.html" xlink:type="simple">Egypt</text:a> </text:p>
          </table:table-cell>
          <table:table-cell table:style-name="ce3" office:value-type="string" calcext:value-type="string">
            <text:p>1.72% of GDP (2012) </text:p>
            <text:p>1.86% of GDP (2011) </text:p>
            <text:p>1.72% of GDP (2010) </text:p>
          </table:table-cell>
          <table:table-cell table:formula="of:=MID([.B81]; 1; FIND(&quot;%&quot;; [.B81])-1)" office:value-type="string" office:string-value="1.72" calcext:value-type="string">
            <text:p>1.7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2]; 1; FIND(&quot;%&quot;; [.B8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es.html" xlink:type="simple">El Salvador</text:a> </text:p>
          </table:table-cell>
          <table:table-cell table:style-name="ce3" office:value-type="string" calcext:value-type="string">
            <text:p>0.99% of GDP (2012) </text:p>
            <text:p>1.11% of GDP (2011) </text:p>
            <text:p>0.99% of GDP (2010) </text:p>
          </table:table-cell>
          <table:table-cell table:formula="of:=MID([.B83]; 1; FIND(&quot;%&quot;; [.B83])-1)" office:value-type="string" office:string-value="0.99" calcext:value-type="string">
            <text:p>0.9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4]; 1; FIND(&quot;%&quot;; [.B84])-1)" office:value-type="string" office:string-value="" calcext:value-type="error">
            <text:p>#VALUE!</text:p>
          </table:table-cell>
        </table:table-row>
        <table:table-row table:style-name="ro5">
          <table:table-cell table:style-name="ce3" office:value-type="string" calcext:value-type="string">
            <text:p><text:a xlink:href="file:///D:/cia-world-factbook/factbook-2014/geos/en.html" xlink:type="simple">Estonia</text:a> </text:p>
          </table:table-cell>
          <table:table-cell table:style-name="ce3" office:value-type="string" calcext:value-type="string">
            <text:p>2% of GDP (2013) </text:p>
            <text:p>1.92% of GDP (2012) </text:p>
            <text:p>1.69% of GDP (2011) </text:p>
            <text:p>1.92% of GDP (2010) </text:p>
          </table:table-cell>
          <table:table-cell table:formula="of:=MID([.B85]; 1; FIND(&quot;%&quot;; [.B85])-1)" office:value-type="string" office:string-value="2" calcext:value-type="string">
            <text:p>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6]; 1; FIND(&quot;%&quot;; [.B8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et.html" xlink:type="simple">Ethiopia</text:a> </text:p>
          </table:table-cell>
          <table:table-cell table:style-name="ce3" office:value-type="string" calcext:value-type="string">
            <text:p>0.91% of GDP (2012) </text:p>
            <text:p>1.1% of GDP (2011) </text:p>
            <text:p>0.91% of GDP (2010) </text:p>
          </table:table-cell>
          <table:table-cell table:formula="of:=MID([.B87]; 1; FIND(&quot;%&quot;; [.B87])-1)" office:value-type="string" office:string-value="0.91" calcext:value-type="string">
            <text:p>0.9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8]; 1; FIND(&quot;%&quot;; [.B8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ee.html" xlink:type="simple">European Union</text:a> </text:p>
          </table:table-cell>
          <table:table-cell table:style-name="ce3" office:value-type="string" calcext:value-type="string">
            <text:p>1.65% of GDP (2012) </text:p>
            <text:p>1.66% of GDP (2011) </text:p>
            <text:p>1.65% of GDP (2010) </text:p>
          </table:table-cell>
          <table:table-cell table:formula="of:=MID([.B89]; 1; FIND(&quot;%&quot;; [.B89])-1)" office:value-type="string" office:string-value="1.65" calcext:value-type="string">
            <text:p>1.6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0]; 1; FIND(&quot;%&quot;; [.B9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fj.html" xlink:type="simple">Fiji</text:a> </text:p>
          </table:table-cell>
          <table:table-cell table:style-name="ce3" office:value-type="string" calcext:value-type="string">
            <text:p>1.47% of GDP (2012) </text:p>
            <text:p>1.44% of GDP (2011) </text:p>
            <text:p>1.47% of GDP (2010) </text:p>
          </table:table-cell>
          <table:table-cell table:formula="of:=MID([.B91]; 1; FIND(&quot;%&quot;; [.B91])-1)" office:value-type="string" office:string-value="1.47" calcext:value-type="string">
            <text:p>1.4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2]; 1; FIND(&quot;%&quot;; [.B9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fi.html" xlink:type="simple">Finland</text:a> </text:p>
          </table:table-cell>
          <table:table-cell table:style-name="ce3" office:value-type="string" calcext:value-type="string">
            <text:p>1.47% of GDP (2012) </text:p>
            <text:p>1.42% of GDP (2011) </text:p>
            <text:p>1.47% of GDP (2010) </text:p>
          </table:table-cell>
          <table:table-cell table:formula="of:=MID([.B93]; 1; FIND(&quot;%&quot;; [.B93])-1)" office:value-type="string" office:string-value="1.47" calcext:value-type="string">
            <text:p>1.4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4]; 1; FIND(&quot;%&quot;; [.B9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fr.html" xlink:type="simple">France</text:a> </text:p>
          </table:table-cell>
          <table:table-cell table:style-name="ce3" office:value-type="string" calcext:value-type="string">
            <text:p>1.8% of GDP (2014) </text:p>
            <text:p>1.9% of GDP (2013) </text:p>
            <text:p>1.9% of GDP (2012) </text:p>
          </table:table-cell>
          <table:table-cell table:formula="of:=MID([.B95]; 1; FIND(&quot;%&quot;; [.B95])-1)" office:value-type="string" office:string-value="1.8" calcext:value-type="string">
            <text:p>1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6]; 1; FIND(&quot;%&quot;; [.B96])-1)" office:value-type="string" office:string-value="" calcext:value-type="error">
            <text:p>#VALUE!</text:p>
          </table:table-cell>
        </table:table-row>
        <table:table-row table:style-name="ro6">
          <table:table-cell table:style-name="ce3" office:value-type="string" calcext:value-type="string">
            <text:p><text:a xlink:href="file:///D:/cia-world-factbook/factbook-2014/geos/gb.html" xlink:type="simple">Gabon</text:a> </text:p>
          </table:table-cell>
          <table:table-cell table:style-name="ce3" office:value-type="string" calcext:value-type="string">
            <text:p>1.34% of GDP (2012) </text:p>
            <text:p>NA% (2011) </text:p>
            <text:p>1.34% of GDP (2010) </text:p>
          </table:table-cell>
          <table:table-cell table:formula="of:=MID([.B97]; 1; FIND(&quot;%&quot;; [.B97])-1)" office:value-type="string" office:string-value="1.34" calcext:value-type="string">
            <text:p>1.3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8]; 1; FIND(&quot;%&quot;; [.B9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gg.html" xlink:type="simple">Georgia</text:a> </text:p>
          </table:table-cell>
          <table:table-cell table:style-name="ce3" office:value-type="string" calcext:value-type="string">
            <text:p>2.88% of GDP (2012) </text:p>
            <text:p>3.25% of GDP (2011) </text:p>
            <text:p>2.88% of GDP (2010) </text:p>
          </table:table-cell>
          <table:table-cell table:formula="of:=MID([.B99]; 1; FIND(&quot;%&quot;; [.B99])-1)" office:value-type="string" office:string-value="2.88" calcext:value-type="string">
            <text:p>2.8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0]; 1; FIND(&quot;%&quot;; [.B10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gm.html" xlink:type="simple">Germany</text:a> </text:p>
          </table:table-cell>
          <table:table-cell table:style-name="ce3" office:value-type="string" calcext:value-type="string">
            <text:p>1.35% of GDP (2012) </text:p>
            <text:p>1.34% of GDP (2011) </text:p>
            <text:p>1.35% of GDP (2010) </text:p>
          </table:table-cell>
          <table:table-cell table:formula="of:=MID([.B101]; 1; FIND(&quot;%&quot;; [.B101])-1)" office:value-type="string" office:string-value="1.35" calcext:value-type="string">
            <text:p>1.3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2]; 1; FIND(&quot;%&quot;; [.B10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gh.html" xlink:type="simple">Ghana</text:a> </text:p>
          </table:table-cell>
          <table:table-cell table:style-name="ce3" office:value-type="string" calcext:value-type="string">
            <text:p>0.27% of GDP (2012) </text:p>
            <text:p>0.25% of GDP (2011) </text:p>
            <text:p>0.27% of GDP (2010) </text:p>
          </table:table-cell>
          <table:table-cell table:formula="of:=MID([.B103]; 1; FIND(&quot;%&quot;; [.B103])-1)" office:value-type="string" office:string-value="0.27" calcext:value-type="string">
            <text:p>0.2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4]; 1; FIND(&quot;%&quot;; [.B10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gr.html" xlink:type="simple">Greece</text:a> </text:p>
          </table:table-cell>
          <table:table-cell table:style-name="ce3" office:value-type="string" calcext:value-type="string">
            <text:p>1.72% of GDP (2012) </text:p>
            <text:p>2.31% of GDP (2011) </text:p>
            <text:p>2.63% of GDP (2010) </text:p>
          </table:table-cell>
          <table:table-cell table:formula="of:=MID([.B105]; 1; FIND(&quot;%&quot;; [.B105])-1)" office:value-type="string" office:string-value="1.72" calcext:value-type="string">
            <text:p>1.7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6]; 1; FIND(&quot;%&quot;; [.B10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gt.html" xlink:type="simple">Guatemala</text:a> </text:p>
          </table:table-cell>
          <table:table-cell table:style-name="ce3" office:value-type="string" calcext:value-type="string">
            <text:p>0.42% of GDP (2012) </text:p>
            <text:p>0.41% of GDP (2011) </text:p>
            <text:p>0.42% of GDP (2010) </text:p>
          </table:table-cell>
          <table:table-cell table:formula="of:=MID([.B107]; 1; FIND(&quot;%&quot;; [.B107])-1)" office:value-type="string" office:string-value="0.42" calcext:value-type="string">
            <text:p>0.4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8]; 1; FIND(&quot;%&quot;; [.B10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pu.html" xlink:type="simple">Guinea-Bissau</text:a> </text:p>
          </table:table-cell>
          <table:table-cell table:style-name="ce3" office:value-type="string" calcext:value-type="string">
            <text:p>1.85% of GDP (2012) </text:p>
            <text:p>1.81% of GDP (2011) </text:p>
            <text:p>1.85% of GDP (2010) </text:p>
          </table:table-cell>
          <table:table-cell table:formula="of:=MID([.B109]; 1; FIND(&quot;%&quot;; [.B109])-1)" office:value-type="string" office:string-value="1.85" calcext:value-type="string">
            <text:p>1.8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0]; 1; FIND(&quot;%&quot;; [.B11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gy.html" xlink:type="simple">Guyana</text:a> </text:p>
          </table:table-cell>
          <table:table-cell table:style-name="ce3" office:value-type="string" calcext:value-type="string">
            <text:p>1.09% of GDP (2012) </text:p>
            <text:p>1.17% of GDP (2011) </text:p>
            <text:p>1.09% of GDP (2010) </text:p>
          </table:table-cell>
          <table:table-cell table:formula="of:=MID([.B111]; 1; FIND(&quot;%&quot;; [.B111])-1)" office:value-type="string" office:string-value="1.09" calcext:value-type="string">
            <text:p>1.0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2]; 1; FIND(&quot;%&quot;; [.B11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ho.html" xlink:type="simple">Honduras</text:a> </text:p>
          </table:table-cell>
          <table:table-cell table:style-name="ce3" office:value-type="string" calcext:value-type="string">
            <text:p>1.05% of GDP (2012) </text:p>
            <text:p>1.13% of GDP (2011) </text:p>
            <text:p>1.05% of GDP (2010) </text:p>
          </table:table-cell>
          <table:table-cell table:formula="of:=MID([.B113]; 1; FIND(&quot;%&quot;; [.B113])-1)" office:value-type="string" office:string-value="1.05" calcext:value-type="string">
            <text:p>1.0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4]; 1; FIND(&quot;%&quot;; [.B11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hu.html" xlink:type="simple">Hungary</text:a> </text:p>
          </table:table-cell>
          <table:table-cell table:style-name="ce3" office:value-type="string" calcext:value-type="string">
            <text:p>0.83% of GDP (2012) </text:p>
            <text:p>0.99% of GDP (2011) </text:p>
            <text:p>0.83% of GDP (2010) </text:p>
          </table:table-cell>
          <table:table-cell table:formula="of:=MID([.B115]; 1; FIND(&quot;%&quot;; [.B115])-1)" office:value-type="string" office:string-value="0.83" calcext:value-type="string">
            <text:p>0.8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6]; 1; FIND(&quot;%&quot;; [.B11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ic.html" xlink:type="simple">Iceland</text:a> </text:p>
          </table:table-cell>
          <table:table-cell table:style-name="ce3" office:value-type="string" calcext:value-type="string">
            <text:p>0.13% of GDP (2012) </text:p>
            <text:p>0.14% of GDP (2011) </text:p>
            <text:p>0.13% of GDP (2010) </text:p>
          </table:table-cell>
          <table:table-cell table:formula="of:=MID([.B117]; 1; FIND(&quot;%&quot;; [.B117])-1)" office:value-type="string" office:string-value="0.13" calcext:value-type="string">
            <text:p>0.1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8]; 1; FIND(&quot;%&quot;; [.B11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in.html" xlink:type="simple">India</text:a> </text:p>
          </table:table-cell>
          <table:table-cell table:style-name="ce3" office:value-type="string" calcext:value-type="string">
            <text:p>2.43% of GDP (2012) </text:p>
            <text:p>2.58% of GDP (2011) </text:p>
            <text:p>2.43% of GDP (2010) </text:p>
          </table:table-cell>
          <table:table-cell table:formula="of:=MID([.B119]; 1; FIND(&quot;%&quot;; [.B119])-1)" office:value-type="string" office:string-value="2.43" calcext:value-type="string">
            <text:p>2.4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0]; 1; FIND(&quot;%&quot;; [.B12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id.html" xlink:type="simple">Indonesia</text:a> </text:p>
          </table:table-cell>
          <table:table-cell table:style-name="ce3" office:value-type="string" calcext:value-type="string">
            <text:p>0.78% of GDP (2012) </text:p>
            <text:p>0.67% of GDP (2011) </text:p>
            <text:p>0.78% of GDP (2010) </text:p>
          </table:table-cell>
          <table:table-cell table:formula="of:=MID([.B121]; 1; FIND(&quot;%&quot;; [.B121])-1)" office:value-type="string" office:string-value="0.78" calcext:value-type="string">
            <text:p>0.7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2]; 1; FIND(&quot;%&quot;; [.B12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iz.html" xlink:type="simple">Iraq</text:a> </text:p>
          </table:table-cell>
          <table:table-cell table:style-name="ce3" office:value-type="string" calcext:value-type="string">
            <text:p>2.88% of GDP (2012) </text:p>
            <text:p>3.27% of GDP (2011) </text:p>
            <text:p>2.88% of GDP (2010) </text:p>
          </table:table-cell>
          <table:table-cell table:formula="of:=MID([.B123]; 1; FIND(&quot;%&quot;; [.B123])-1)" office:value-type="string" office:string-value="2.88" calcext:value-type="string">
            <text:p>2.8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4]; 1; FIND(&quot;%&quot;; [.B12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ei.html" xlink:type="simple">Ireland</text:a> </text:p>
          </table:table-cell>
          <table:table-cell table:style-name="ce3" office:value-type="string" calcext:value-type="string">
            <text:p>0.55% of GDP (2012) </text:p>
            <text:p>0.59% of GDP (2011) </text:p>
            <text:p>0.55% of GDP (2010) </text:p>
          </table:table-cell>
          <table:table-cell table:formula="of:=MID([.B125]; 1; FIND(&quot;%&quot;; [.B125])-1)" office:value-type="string" office:string-value="0.55" calcext:value-type="string">
            <text:p>0.5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6]; 1; FIND(&quot;%&quot;; [.B12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is.html" xlink:type="simple">Israel</text:a> </text:p>
          </table:table-cell>
          <table:table-cell table:style-name="ce3" office:value-type="string" calcext:value-type="string">
            <text:p>5.69% of GDP (2012) </text:p>
            <text:p>5.87% of GDP (2011) </text:p>
            <text:p>5.69% of GDP (2010) </text:p>
          </table:table-cell>
          <table:table-cell table:formula="of:=MID([.B127]; 1; FIND(&quot;%&quot;; [.B127])-1)" office:value-type="string" office:string-value="5.69" calcext:value-type="string">
            <text:p>5.6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8]; 1; FIND(&quot;%&quot;; [.B12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it.html" xlink:type="simple">Italy</text:a> </text:p>
          </table:table-cell>
          <table:table-cell table:style-name="ce3" office:value-type="string" calcext:value-type="string">
            <text:p>1.69% of GDP (2012) </text:p>
            <text:p>1.72% of GDP (2011) </text:p>
            <text:p>1.69% of GDP (2010) </text:p>
          </table:table-cell>
          <table:table-cell table:formula="of:=MID([.B129]; 1; FIND(&quot;%&quot;; [.B129])-1)" office:value-type="string" office:string-value="1.69" calcext:value-type="string">
            <text:p>1.6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0]; 1; FIND(&quot;%&quot;; [.B13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jm.html" xlink:type="simple">Jamaica</text:a> </text:p>
          </table:table-cell>
          <table:table-cell table:style-name="ce3" office:value-type="string" calcext:value-type="string">
            <text:p>0.86% of GDP (2012) </text:p>
            <text:p>0.92% of GDP (2011) </text:p>
            <text:p>0.86% of GDP (2010) </text:p>
          </table:table-cell>
          <table:table-cell table:formula="of:=MID([.B131]; 1; FIND(&quot;%&quot;; [.B131])-1)" office:value-type="string" office:string-value="0.86" calcext:value-type="string">
            <text:p>0.8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2]; 1; FIND(&quot;%&quot;; [.B13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ja.html" xlink:type="simple">Japan</text:a> </text:p>
          </table:table-cell>
          <table:table-cell table:style-name="ce3" office:value-type="string" calcext:value-type="string">
            <text:p>0.99% of GDP (2012) </text:p>
            <text:p>1.01% of GDP (2011) </text:p>
            <text:p>0.99% of GDP (2010) </text:p>
          </table:table-cell>
          <table:table-cell table:formula="of:=MID([.B133]; 1; FIND(&quot;%&quot;; [.B133])-1)" office:value-type="string" office:string-value="0.99" calcext:value-type="string">
            <text:p>0.9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4]; 1; FIND(&quot;%&quot;; [.B13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jo.html" xlink:type="simple">Jordan</text:a> </text:p>
          </table:table-cell>
          <table:table-cell table:style-name="ce3" office:value-type="string" calcext:value-type="string">
            <text:p>4.65% of GDP (2012) </text:p>
            <text:p>4.64% of GDP (2011) </text:p>
            <text:p>4.65% of GDP (2010) </text:p>
          </table:table-cell>
          <table:table-cell table:formula="of:=MID([.B135]; 1; FIND(&quot;%&quot;; [.B135])-1)" office:value-type="string" office:string-value="4.65" calcext:value-type="string">
            <text:p>4.6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6]; 1; FIND(&quot;%&quot;; [.B13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kz.html" xlink:type="simple">Kazakhstan</text:a> </text:p>
          </table:table-cell>
          <table:table-cell table:style-name="ce3" office:value-type="string" calcext:value-type="string">
            <text:p>1.21% of GDP (2012) </text:p>
            <text:p>0.97% of GDP (2011) </text:p>
            <text:p>1.21% of GDP (2010) </text:p>
          </table:table-cell>
          <table:table-cell table:formula="of:=MID([.B137]; 1; FIND(&quot;%&quot;; [.B137])-1)" office:value-type="string" office:string-value="1.21" calcext:value-type="string">
            <text:p>1.2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8]; 1; FIND(&quot;%&quot;; [.B13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ke.html" xlink:type="simple">Kenya</text:a> </text:p>
          </table:table-cell>
          <table:table-cell table:style-name="ce3" office:value-type="string" calcext:value-type="string">
            <text:p>1.96% of GDP (2012) </text:p>
            <text:p>1.88% of GDP (2011) </text:p>
            <text:p>1.96% of GDP (2010) </text:p>
          </table:table-cell>
          <table:table-cell table:formula="of:=MID([.B139]; 1; FIND(&quot;%&quot;; [.B139])-1)" office:value-type="string" office:string-value="1.96" calcext:value-type="string">
            <text:p>1.9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0]; 1; FIND(&quot;%&quot;; [.B14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ks.html" xlink:type="simple">Korea, South</text:a> </text:p>
          </table:table-cell>
          <table:table-cell table:style-name="ce3" office:value-type="string" calcext:value-type="string">
            <text:p>2.8% of GDP (2012) </text:p>
            <text:p>2.77% of GDP (2011) </text:p>
            <text:p>2.8% of GDP (2010) </text:p>
          </table:table-cell>
          <table:table-cell table:formula="of:=MID([.B141]; 1; FIND(&quot;%&quot;; [.B141])-1)" office:value-type="string" office:string-value="2.8" calcext:value-type="string">
            <text:p>2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2]; 1; FIND(&quot;%&quot;; [.B14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ku.html" xlink:type="simple">Kuwait</text:a> </text:p>
          </table:table-cell>
          <table:table-cell table:style-name="ce3" office:value-type="string" calcext:value-type="string">
            <text:p>0% of GDP (2012) </text:p>
            <text:p>3.35% of GDP (2011) </text:p>
            <text:p>0% of GDP (2010) </text:p>
          </table:table-cell>
          <table:table-cell table:formula="of:=MID([.B143]; 1; FIND(&quot;%&quot;; [.B143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4]; 1; FIND(&quot;%&quot;; [.B1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g.html" xlink:type="simple">Kyrgyzstan</text:a> </text:p>
          </table:table-cell>
          <table:table-cell table:style-name="ce3" office:value-type="string" calcext:value-type="string">
            <text:p>NA% (2012) </text:p>
            <text:p>3.74% of GDP (2011) </text:p>
            <text:p>NA% (2010) </text:p>
          </table:table-cell>
          <table:table-cell table:formula="of:=MID([.B145]; 1; FIND(&quot;%&quot;; [.B145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6]; 1; FIND(&quot;%&quot;; [.B1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a.html" xlink:type="simple">Laos</text:a> </text:p>
          </table:table-cell>
          <table:table-cell table:style-name="ce3" office:value-type="string" calcext:value-type="string">
            <text:p>NA% (2012) </text:p>
            <text:p>0.23% of GDP (2011) </text:p>
            <text:p>NA% (2010) </text:p>
          </table:table-cell>
          <table:table-cell table:formula="of:=MID([.B147]; 1; FIND(&quot;%&quot;; [.B147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8]; 1; FIND(&quot;%&quot;; [.B14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lg.html" xlink:type="simple">Latvia</text:a> </text:p>
          </table:table-cell>
          <table:table-cell table:style-name="ce3" office:value-type="string" calcext:value-type="string">
            <text:p>0.92% of GDP (2012) </text:p>
            <text:p>1.05% of GDP (2011) </text:p>
            <text:p>0.92% of GDP (2010) </text:p>
          </table:table-cell>
          <table:table-cell table:formula="of:=MID([.B149]; 1; FIND(&quot;%&quot;; [.B149])-1)" office:value-type="string" office:string-value="0.92" calcext:value-type="string">
            <text:p>0.9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0]; 1; FIND(&quot;%&quot;; [.B15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le.html" xlink:type="simple">Lebanon</text:a> </text:p>
          </table:table-cell>
          <table:table-cell table:style-name="ce3" office:value-type="string" calcext:value-type="string">
            <text:p>4.04% of GDP (2012) </text:p>
            <text:p>4.06% of GDP (2011) </text:p>
            <text:p>4.04% of GDP (2010) </text:p>
          </table:table-cell>
          <table:table-cell table:formula="of:=MID([.B151]; 1; FIND(&quot;%&quot;; [.B151])-1)" office:value-type="string" office:string-value="4.04" calcext:value-type="string">
            <text:p>4.0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2]; 1; FIND(&quot;%&quot;; [.B15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lt.html" xlink:type="simple">Lesotho</text:a> </text:p>
          </table:table-cell>
          <table:table-cell table:style-name="ce3" office:value-type="string" calcext:value-type="string">
            <text:p>1.94% of GDP (2012) </text:p>
            <text:p>2.3% of GDP (2011) </text:p>
            <text:p>1.94% of GDP (2010) </text:p>
          </table:table-cell>
          <table:table-cell table:formula="of:=MID([.B153]; 1; FIND(&quot;%&quot;; [.B153])-1)" office:value-type="string" office:string-value="1.94" calcext:value-type="string">
            <text:p>1.9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4]; 1; FIND(&quot;%&quot;; [.B15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li.html" xlink:type="simple">Liberia</text:a> </text:p>
          </table:table-cell>
          <table:table-cell table:style-name="ce3" office:value-type="string" calcext:value-type="string">
            <text:p>0.82% of GDP (2012) </text:p>
            <text:p>0.86% of GDP (2011) </text:p>
            <text:p>0.82% of GDP (2010) </text:p>
          </table:table-cell>
          <table:table-cell table:formula="of:=MID([.B155]; 1; FIND(&quot;%&quot;; [.B155])-1)" office:value-type="string" office:string-value="0.82" calcext:value-type="string">
            <text:p>0.8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6]; 1; FIND(&quot;%&quot;; [.B15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lh.html" xlink:type="simple">Lithuania</text:a> </text:p>
          </table:table-cell>
          <table:table-cell table:style-name="ce3" office:value-type="string" calcext:value-type="string">
            <text:p>0.97% of GDP (2012) </text:p>
            <text:p>1.04% of GDP (2011) </text:p>
            <text:p>0.97% of GDP (2010) </text:p>
          </table:table-cell>
          <table:table-cell table:formula="of:=MID([.B157]; 1; FIND(&quot;%&quot;; [.B157])-1)" office:value-type="string" office:string-value="0.97" calcext:value-type="string">
            <text:p>0.9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8]; 1; FIND(&quot;%&quot;; [.B15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lu.html" xlink:type="simple">Luxembourg</text:a> </text:p>
          </table:table-cell>
          <table:table-cell table:style-name="ce3" office:value-type="string" calcext:value-type="string">
            <text:p>0.6% of GDP (2012) </text:p>
            <text:p>0.61% of GDP (2011) </text:p>
            <text:p>0.6% of GDP (2010) </text:p>
          </table:table-cell>
          <table:table-cell table:formula="of:=MID([.B159]; 1; FIND(&quot;%&quot;; [.B159])-1)" office:value-type="string" office:string-value="0.6" calcext:value-type="string">
            <text:p>0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0]; 1; FIND(&quot;%&quot;; [.B16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mk.html" xlink:type="simple">Macedonia</text:a> </text:p>
          </table:table-cell>
          <table:table-cell table:style-name="ce3" office:value-type="string" calcext:value-type="string">
            <text:p>1.38% of GDP (2012) </text:p>
            <text:p>1.27% of GDP (2011) </text:p>
            <text:p>1.38% of GDP (2010) </text:p>
          </table:table-cell>
          <table:table-cell table:formula="of:=MID([.B161]; 1; FIND(&quot;%&quot;; [.B161])-1)" office:value-type="string" office:string-value="1.38" calcext:value-type="string">
            <text:p>1.3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2]; 1; FIND(&quot;%&quot;; [.B16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ma.html" xlink:type="simple">Madagascar</text:a> </text:p>
          </table:table-cell>
          <table:table-cell table:style-name="ce3" office:value-type="string" calcext:value-type="string">
            <text:p>0.69% of GDP (2012) </text:p>
            <text:p>0.73% of GDP (2011) </text:p>
            <text:p>0.69% of GDP (2010) </text:p>
          </table:table-cell>
          <table:table-cell table:formula="of:=MID([.B163]; 1; FIND(&quot;%&quot;; [.B163])-1)" office:value-type="string" office:string-value="0.69" calcext:value-type="string">
            <text:p>0.6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4]; 1; FIND(&quot;%&quot;; [.B16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mi.html" xlink:type="simple">Malawi</text:a> </text:p>
          </table:table-cell>
          <table:table-cell table:style-name="ce3" office:value-type="string" calcext:value-type="string">
            <text:p>0.93% of GDP (2012) </text:p>
            <text:p>0.79% of GDP (2011) </text:p>
            <text:p>0.93% of GDP (2010) </text:p>
          </table:table-cell>
          <table:table-cell table:formula="of:=MID([.B165]; 1; FIND(&quot;%&quot;; [.B165])-1)" office:value-type="string" office:string-value="0.93" calcext:value-type="string">
            <text:p>0.9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6]; 1; FIND(&quot;%&quot;; [.B16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my.html" xlink:type="simple">Malaysia</text:a> </text:p>
          </table:table-cell>
          <table:table-cell table:style-name="ce3" office:value-type="string" calcext:value-type="string">
            <text:p>1.55% of GDP (2012) </text:p>
            <text:p>1.67% of GDP (2011) </text:p>
            <text:p>1.55% of GDP (2010) </text:p>
          </table:table-cell>
          <table:table-cell table:formula="of:=MID([.B167]; 1; FIND(&quot;%&quot;; [.B167])-1)" office:value-type="string" office:string-value="1.55" calcext:value-type="string">
            <text:p>1.5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8]; 1; FIND(&quot;%&quot;; [.B16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ml.html" xlink:type="simple">Mali</text:a> </text:p>
          </table:table-cell>
          <table:table-cell table:style-name="ce3" office:value-type="string" calcext:value-type="string">
            <text:p>1.44% of GDP (2012) </text:p>
            <text:p>1.51% of GDP (2011) </text:p>
            <text:p>1.44% of GDP (2010) </text:p>
          </table:table-cell>
          <table:table-cell table:formula="of:=MID([.B169]; 1; FIND(&quot;%&quot;; [.B169])-1)" office:value-type="string" office:string-value="1.44" calcext:value-type="string">
            <text:p>1.4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0]; 1; FIND(&quot;%&quot;; [.B17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mt.html" xlink:type="simple">Malta</text:a> </text:p>
          </table:table-cell>
          <table:table-cell table:style-name="ce3" office:value-type="string" calcext:value-type="string">
            <text:p>0.61% of GDP (2012) </text:p>
            <text:p>0.61% of GDP (2011) </text:p>
            <text:p>0.61% of GDP (2010) </text:p>
          </table:table-cell>
          <table:table-cell table:formula="of:=MID([.B171]; 1; FIND(&quot;%&quot;; [.B171])-1)" office:value-type="string" office:string-value="0.61" calcext:value-type="string">
            <text:p>0.6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2]; 1; FIND(&quot;%&quot;; [.B17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mp.html" xlink:type="simple">Mauritius</text:a> </text:p>
          </table:table-cell>
          <table:table-cell table:style-name="ce3" office:value-type="string" calcext:value-type="string">
            <text:p>0.19% of GDP (2012) </text:p>
            <text:p>0.16% of GDP (2011) </text:p>
            <text:p>0.19% of GDP (2010) </text:p>
          </table:table-cell>
          <table:table-cell table:formula="of:=MID([.B173]; 1; FIND(&quot;%&quot;; [.B173])-1)" office:value-type="string" office:string-value="0.19" calcext:value-type="string">
            <text:p>0.1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4]; 1; FIND(&quot;%&quot;; [.B17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mx.html" xlink:type="simple">Mexico</text:a> </text:p>
          </table:table-cell>
          <table:table-cell table:style-name="ce3" office:value-type="string" calcext:value-type="string">
            <text:p>0.59% of GDP (2012) </text:p>
            <text:p>0.56% of GDP (2011) </text:p>
            <text:p>0.59% of GDP (2010) </text:p>
          </table:table-cell>
          <table:table-cell table:formula="of:=MID([.B175]; 1; FIND(&quot;%&quot;; [.B175])-1)" office:value-type="string" office:string-value="0.59" calcext:value-type="string">
            <text:p>0.5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6]; 1; FIND(&quot;%&quot;; [.B17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md.html" xlink:type="simple">Moldova</text:a> </text:p>
          </table:table-cell>
          <table:table-cell table:style-name="ce3" office:value-type="string" calcext:value-type="string">
            <text:p>0.3% of GDP (2012) </text:p>
            <text:p>0.3% of GDP (2011) </text:p>
            <text:p>0.3% of GDP (2010) </text:p>
          </table:table-cell>
          <table:table-cell table:formula="of:=MID([.B177]; 1; FIND(&quot;%&quot;; [.B177])-1)" office:value-type="string" office:string-value="0.3" calcext:value-type="string">
            <text:p>0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8]; 1; FIND(&quot;%&quot;; [.B17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mg.html" xlink:type="simple">Mongolia</text:a> </text:p>
          </table:table-cell>
          <table:table-cell table:style-name="ce3" office:value-type="string" calcext:value-type="string">
            <text:p>1.12% of GDP (2012) </text:p>
            <text:p>0.99% of GDP (2011) </text:p>
            <text:p>1.12% of GDP (2010) </text:p>
          </table:table-cell>
          <table:table-cell table:formula="of:=MID([.B179]; 1; FIND(&quot;%&quot;; [.B179])-1)" office:value-type="string" office:string-value="1.12" calcext:value-type="string">
            <text:p>1.1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0]; 1; FIND(&quot;%&quot;; [.B18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mj.html" xlink:type="simple">Montenegro</text:a> </text:p>
          </table:table-cell>
          <table:table-cell table:style-name="ce3" office:value-type="string" calcext:value-type="string">
            <text:p>1.87% of GDP (2012) </text:p>
            <text:p>1.95% of GDP (2011) </text:p>
            <text:p>1.87% of GDP (2010) </text:p>
          </table:table-cell>
          <table:table-cell table:formula="of:=MID([.B181]; 1; FIND(&quot;%&quot;; [.B181])-1)" office:value-type="string" office:string-value="1.87" calcext:value-type="string">
            <text:p>1.8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2]; 1; FIND(&quot;%&quot;; [.B18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mo.html" xlink:type="simple">Morocco</text:a> </text:p>
          </table:table-cell>
          <table:table-cell table:style-name="ce3" office:value-type="string" calcext:value-type="string">
            <text:p>3.55% of GDP (2012) </text:p>
            <text:p>3.37% of GDP (2011) </text:p>
            <text:p>3.55% of GDP (2010) </text:p>
          </table:table-cell>
          <table:table-cell table:formula="of:=MID([.B183]; 1; FIND(&quot;%&quot;; [.B183])-1)" office:value-type="string" office:string-value="3.55" calcext:value-type="string">
            <text:p>3.5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4]; 1; FIND(&quot;%&quot;; [.B18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wa.html" xlink:type="simple">Namibia</text:a> </text:p>
          </table:table-cell>
          <table:table-cell table:style-name="ce3" office:value-type="string" calcext:value-type="string">
            <text:p>3.11% of GDP (2012) </text:p>
            <text:p>3.38% of GDP (2011) </text:p>
            <text:p>3.11% of GDP (2010) </text:p>
          </table:table-cell>
          <table:table-cell table:formula="of:=MID([.B185]; 1; FIND(&quot;%&quot;; [.B185])-1)" office:value-type="string" office:string-value="3.11" calcext:value-type="string">
            <text:p>3.1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6]; 1; FIND(&quot;%&quot;; [.B18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p.html" xlink:type="simple">Nepal</text:a> </text:p>
          </table:table-cell>
          <table:table-cell table:style-name="ce3" office:value-type="string" calcext:value-type="string">
            <text:p>NA% (2012) </text:p>
            <text:p>1.41% of GDP (2011) </text:p>
            <text:p>NA% (2010) </text:p>
          </table:table-cell>
          <table:table-cell table:formula="of:=MID([.B187]; 1; FIND(&quot;%&quot;; [.B187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8]; 1; FIND(&quot;%&quot;; [.B18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nl.html" xlink:type="simple">Netherlands</text:a> </text:p>
          </table:table-cell>
          <table:table-cell table:style-name="ce3" office:value-type="string" calcext:value-type="string">
            <text:p>1.27% of GDP (2012) </text:p>
            <text:p>1.35% of GDP (2011) </text:p>
            <text:p>1.27% of GDP (2010) </text:p>
          </table:table-cell>
          <table:table-cell table:formula="of:=MID([.B189]; 1; FIND(&quot;%&quot;; [.B189])-1)" office:value-type="string" office:string-value="1.27" calcext:value-type="string">
            <text:p>1.2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0]; 1; FIND(&quot;%&quot;; [.B19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nz.html" xlink:type="simple">New Zealand</text:a> </text:p>
          </table:table-cell>
          <table:table-cell table:style-name="ce3" office:value-type="string" calcext:value-type="string">
            <text:p>1.13% of GDP (2012) </text:p>
            <text:p>1.12% of GDP (2011) </text:p>
            <text:p>1.13% of GDP (2010) </text:p>
          </table:table-cell>
          <table:table-cell table:formula="of:=MID([.B191]; 1; FIND(&quot;%&quot;; [.B191])-1)" office:value-type="string" office:string-value="1.13" calcext:value-type="string">
            <text:p>1.1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2]; 1; FIND(&quot;%&quot;; [.B19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nu.html" xlink:type="simple">Nicaragua</text:a> </text:p>
          </table:table-cell>
          <table:table-cell table:style-name="ce3" office:value-type="string" calcext:value-type="string">
            <text:p>0.63% of GDP (2012) </text:p>
            <text:p>0.53% of GDP (2011) </text:p>
            <text:p>0.63% of GDP (2010) </text:p>
          </table:table-cell>
          <table:table-cell table:formula="of:=MID([.B193]; 1; FIND(&quot;%&quot;; [.B193])-1)" office:value-type="string" office:string-value="0.63" calcext:value-type="string">
            <text:p>0.6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4]; 1; FIND(&quot;%&quot;; [.B194])-1)" office:value-type="string" office:string-value="" calcext:value-type="error">
            <text:p>#VALUE!</text:p>
          </table:table-cell>
        </table:table-row>
        <table:table-row table:style-name="ro6">
          <table:table-cell table:style-name="ce3" office:value-type="string" calcext:value-type="string">
            <text:p><text:a xlink:href="file:///D:/cia-world-factbook/factbook-2014/geos/ng.html" xlink:type="simple">Niger</text:a> </text:p>
          </table:table-cell>
          <table:table-cell table:style-name="ce3" office:value-type="string" calcext:value-type="string">
            <text:p>1.06% of GDP (2012) </text:p>
            <text:p>NA% (2011) </text:p>
            <text:p>1.06% of GDP (2010) </text:p>
          </table:table-cell>
          <table:table-cell table:formula="of:=MID([.B195]; 1; FIND(&quot;%&quot;; [.B195])-1)" office:value-type="string" office:string-value="1.06" calcext:value-type="string">
            <text:p>1.0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6]; 1; FIND(&quot;%&quot;; [.B19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ni.html" xlink:type="simple">Nigeria</text:a> </text:p>
          </table:table-cell>
          <table:table-cell table:style-name="ce3" office:value-type="string" calcext:value-type="string">
            <text:p>0.89% of GDP (2012) </text:p>
            <text:p>0.98% of GDP (2011) </text:p>
            <text:p>0.89% of GDP (2010) </text:p>
          </table:table-cell>
          <table:table-cell table:formula="of:=MID([.B197]; 1; FIND(&quot;%&quot;; [.B197])-1)" office:value-type="string" office:string-value="0.89" calcext:value-type="string">
            <text:p>0.8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8]; 1; FIND(&quot;%&quot;; [.B19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no.html" xlink:type="simple">Norway</text:a> </text:p>
          </table:table-cell>
          <table:table-cell table:style-name="ce3" office:value-type="string" calcext:value-type="string">
            <text:p>1.4% of GDP (2012) </text:p>
            <text:p>1.47% of GDP (2011) </text:p>
            <text:p>1.4% of GDP (2010) </text:p>
          </table:table-cell>
          <table:table-cell table:formula="of:=MID([.B199]; 1; FIND(&quot;%&quot;; [.B199])-1)" office:value-type="string" office:string-value="1.4" calcext:value-type="string">
            <text:p>1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0]; 1; FIND(&quot;%&quot;; [.B20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mu.html" xlink:type="simple">Oman</text:a> </text:p>
          </table:table-cell>
          <table:table-cell table:style-name="ce3" office:value-type="string" calcext:value-type="string">
            <text:p>8.61% of GDP (2012) </text:p>
            <text:p>6.13% of GDP (2011) </text:p>
            <text:p>8.61% of GDP (2010) </text:p>
          </table:table-cell>
          <table:table-cell table:formula="of:=MID([.B201]; 1; FIND(&quot;%&quot;; [.B201])-1)" office:value-type="string" office:string-value="8.61" calcext:value-type="string">
            <text:p>8.6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2]; 1; FIND(&quot;%&quot;; [.B20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pk.html" xlink:type="simple">Pakistan</text:a> </text:p>
          </table:table-cell>
          <table:table-cell table:style-name="ce3" office:value-type="string" calcext:value-type="string">
            <text:p>3.04% of GDP (2012) </text:p>
            <text:p>3.13% of GDP (2011) </text:p>
            <text:p>3.04% of GDP (2010) </text:p>
          </table:table-cell>
          <table:table-cell table:formula="of:=MID([.B203]; 1; FIND(&quot;%&quot;; [.B203])-1)" office:value-type="string" office:string-value="3.04" calcext:value-type="string">
            <text:p>3.0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4]; 1; FIND(&quot;%&quot;; [.B20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pp.html" xlink:type="simple">Papua New Guinea</text:a> </text:p>
          </table:table-cell>
          <table:table-cell table:style-name="ce3" office:value-type="string" calcext:value-type="string">
            <text:p>0.54% of GDP (2012) </text:p>
            <text:p>0.6% of GDP (2011) </text:p>
            <text:p>0.54% of GDP (2010) </text:p>
          </table:table-cell>
          <table:table-cell table:formula="of:=MID([.B205]; 1; FIND(&quot;%&quot;; [.B205])-1)" office:value-type="string" office:string-value="0.54" calcext:value-type="string">
            <text:p>0.5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6]; 1; FIND(&quot;%&quot;; [.B20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pa.html" xlink:type="simple">Paraguay</text:a> </text:p>
          </table:table-cell>
          <table:table-cell table:style-name="ce3" office:value-type="string" calcext:value-type="string">
            <text:p>1.66% of GDP (2012) </text:p>
            <text:p>1.16% of GDP (2011) </text:p>
            <text:p>1.66% of GDP (2010) </text:p>
          </table:table-cell>
          <table:table-cell table:formula="of:=MID([.B207]; 1; FIND(&quot;%&quot;; [.B207])-1)" office:value-type="string" office:string-value="1.66" calcext:value-type="string">
            <text:p>1.6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8]; 1; FIND(&quot;%&quot;; [.B20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pe.html" xlink:type="simple">Peru</text:a> </text:p>
          </table:table-cell>
          <table:table-cell table:style-name="ce3" office:value-type="string" calcext:value-type="string">
            <text:p>1.28% of GDP (2012) </text:p>
            <text:p>1.15% of GDP (2011) </text:p>
            <text:p>1.28% of GDP (2010) </text:p>
          </table:table-cell>
          <table:table-cell table:formula="of:=MID([.B209]; 1; FIND(&quot;%&quot;; [.B209])-1)" office:value-type="string" office:string-value="1.28" calcext:value-type="string">
            <text:p>1.2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0]; 1; FIND(&quot;%&quot;; [.B21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rp.html" xlink:type="simple">Philippines</text:a> </text:p>
          </table:table-cell>
          <table:table-cell table:style-name="ce3" office:value-type="string" calcext:value-type="string">
            <text:p>1.19% of GDP (2012) </text:p>
            <text:p>1.21% of GDP (2011) </text:p>
            <text:p>1.19% of GDP (2010) </text:p>
          </table:table-cell>
          <table:table-cell table:formula="of:=MID([.B211]; 1; FIND(&quot;%&quot;; [.B211])-1)" office:value-type="string" office:string-value="1.19" calcext:value-type="string">
            <text:p>1.1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2]; 1; FIND(&quot;%&quot;; [.B21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pl.html" xlink:type="simple">Poland</text:a> </text:p>
          </table:table-cell>
          <table:table-cell table:style-name="ce3" office:value-type="string" calcext:value-type="string">
            <text:p>1.91% of GDP (2012) </text:p>
            <text:p>1.83% of GDP (2011) </text:p>
            <text:p>1.91% of GDP (2010) </text:p>
          </table:table-cell>
          <table:table-cell table:formula="of:=MID([.B213]; 1; FIND(&quot;%&quot;; [.B213])-1)" office:value-type="string" office:string-value="1.91" calcext:value-type="string">
            <text:p>1.9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4]; 1; FIND(&quot;%&quot;; [.B21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po.html" xlink:type="simple">Portugal</text:a> </text:p>
          </table:table-cell>
          <table:table-cell table:style-name="ce3" office:value-type="string" calcext:value-type="string">
            <text:p>1.29% of GDP (2014) </text:p>
            <text:p>1.2% of GDP (2013) </text:p>
            <text:p>1.78% of GDP (2012) </text:p>
          </table:table-cell>
          <table:table-cell table:formula="of:=MID([.B215]; 1; FIND(&quot;%&quot;; [.B215])-1)" office:value-type="string" office:string-value="1.29" calcext:value-type="string">
            <text:p>1.2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6]; 1; FIND(&quot;%&quot;; [.B21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ro.html" xlink:type="simple">Romania</text:a> </text:p>
          </table:table-cell>
          <table:table-cell table:style-name="ce3" office:value-type="string" calcext:value-type="string">
            <text:p>1.29% of GDP (2012) </text:p>
            <text:p>1.3% of GDP (2011) </text:p>
            <text:p>1.29% of GDP (2010) </text:p>
          </table:table-cell>
          <table:table-cell table:formula="of:=MID([.B217]; 1; FIND(&quot;%&quot;; [.B217])-1)" office:value-type="string" office:string-value="1.29" calcext:value-type="string">
            <text:p>1.2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8]; 1; FIND(&quot;%&quot;; [.B21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rs.html" xlink:type="simple">Russia</text:a> </text:p>
          </table:table-cell>
          <table:table-cell table:style-name="ce3" office:value-type="string" calcext:value-type="string">
            <text:p>4.47% of GDP (2012) </text:p>
            <text:p>4.13% of GDP (2011) </text:p>
            <text:p>4.47% of GDP (2010) </text:p>
          </table:table-cell>
          <table:table-cell table:formula="of:=MID([.B219]; 1; FIND(&quot;%&quot;; [.B219])-1)" office:value-type="string" office:string-value="4.47" calcext:value-type="string">
            <text:p>4.4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0]; 1; FIND(&quot;%&quot;; [.B22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rw.html" xlink:type="simple">Rwanda</text:a> </text:p>
          </table:table-cell>
          <table:table-cell table:style-name="ce3" office:value-type="string" calcext:value-type="string">
            <text:p>1.12% of GDP (2012) </text:p>
            <text:p>1.19% of GDP (2011) </text:p>
            <text:p>1.12% of GDP (2010) </text:p>
          </table:table-cell>
          <table:table-cell table:formula="of:=MID([.B221]; 1; FIND(&quot;%&quot;; [.B221])-1)" office:value-type="string" office:string-value="1.12" calcext:value-type="string">
            <text:p>1.1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2]; 1; FIND(&quot;%&quot;; [.B22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sa.html" xlink:type="simple">Saudi Arabia</text:a> </text:p>
          </table:table-cell>
          <table:table-cell table:style-name="ce3" office:value-type="string" calcext:value-type="string">
            <text:p>7.98% of GDP (2012) </text:p>
            <text:p>7.25% of GDP (2011) </text:p>
            <text:p>7.98% of GDP (2010) </text:p>
          </table:table-cell>
          <table:table-cell table:formula="of:=MID([.B223]; 1; FIND(&quot;%&quot;; [.B223])-1)" office:value-type="string" office:string-value="7.98" calcext:value-type="string">
            <text:p>7.9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4]; 1; FIND(&quot;%&quot;; [.B22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ri.html" xlink:type="simple">Serbia</text:a> </text:p>
          </table:table-cell>
          <table:table-cell table:style-name="ce3" office:value-type="string" calcext:value-type="string">
            <text:p>2.21% of GDP (2012) </text:p>
            <text:p>2.28% of GDP (2011) </text:p>
            <text:p>2.21% of GDP (2010) </text:p>
          </table:table-cell>
          <table:table-cell table:formula="of:=MID([.B225]; 1; FIND(&quot;%&quot;; [.B225])-1)" office:value-type="string" office:string-value="2.21" calcext:value-type="string">
            <text:p>2.2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6]; 1; FIND(&quot;%&quot;; [.B22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se.html" xlink:type="simple">Seychelles</text:a> </text:p>
          </table:table-cell>
          <table:table-cell table:style-name="ce3" office:value-type="string" calcext:value-type="string">
            <text:p>0.89% of GDP (2012) </text:p>
            <text:p>0.82% of GDP (2011) </text:p>
            <text:p>0.89% of GDP (2010) </text:p>
          </table:table-cell>
          <table:table-cell table:formula="of:=MID([.B227]; 1; FIND(&quot;%&quot;; [.B227])-1)" office:value-type="string" office:string-value="0.89" calcext:value-type="string">
            <text:p>0.8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8]; 1; FIND(&quot;%&quot;; [.B22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sl.html" xlink:type="simple">Sierra Leone</text:a> </text:p>
          </table:table-cell>
          <table:table-cell table:style-name="ce3" office:value-type="string" calcext:value-type="string">
            <text:p>0.72% of GDP (2012) </text:p>
            <text:p>0.8% of GDP (2011) </text:p>
            <text:p>0.72% of GDP (2010) </text:p>
          </table:table-cell>
          <table:table-cell table:formula="of:=MID([.B229]; 1; FIND(&quot;%&quot;; [.B229])-1)" office:value-type="string" office:string-value="0.72" calcext:value-type="string">
            <text:p>0.7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0]; 1; FIND(&quot;%&quot;; [.B23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sn.html" xlink:type="simple">Singapore</text:a> </text:p>
          </table:table-cell>
          <table:table-cell table:style-name="ce3" office:value-type="string" calcext:value-type="string">
            <text:p>3.52% of GDP (2012) </text:p>
            <text:p>3.47% of GDP (2011) </text:p>
            <text:p>3.52% of GDP (2010) </text:p>
          </table:table-cell>
          <table:table-cell table:formula="of:=MID([.B231]; 1; FIND(&quot;%&quot;; [.B231])-1)" office:value-type="string" office:string-value="3.52" calcext:value-type="string">
            <text:p>3.5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2]; 1; FIND(&quot;%&quot;; [.B23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lo.html" xlink:type="simple">Slovakia</text:a> </text:p>
          </table:table-cell>
          <table:table-cell table:style-name="ce3" office:value-type="string" calcext:value-type="string">
            <text:p>1.12% of GDP (2012) </text:p>
            <text:p>1.1% of GDP (2011) </text:p>
            <text:p>1.12% of GDP (2010) </text:p>
          </table:table-cell>
          <table:table-cell table:formula="of:=MID([.B233]; 1; FIND(&quot;%&quot;; [.B233])-1)" office:value-type="string" office:string-value="1.12" calcext:value-type="string">
            <text:p>1.1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4]; 1; FIND(&quot;%&quot;; [.B23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si.html" xlink:type="simple">Slovenia</text:a> </text:p>
          </table:table-cell>
          <table:table-cell table:style-name="ce3" office:value-type="string" calcext:value-type="string">
            <text:p>1.18% of GDP (2012) </text:p>
            <text:p>1.32% of GDP (2011) </text:p>
            <text:p>1.18% of GDP (2010) </text:p>
          </table:table-cell>
          <table:table-cell table:formula="of:=MID([.B235]; 1; FIND(&quot;%&quot;; [.B235])-1)" office:value-type="string" office:string-value="1.18" calcext:value-type="string">
            <text:p>1.1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6]; 1; FIND(&quot;%&quot;; [.B236])-1)" office:value-type="string" office:string-value="" calcext:value-type="error">
            <text:p>#VALUE!</text:p>
          </table:table-cell>
        </table:table-row>
        <table:table-row table:style-name="ro5">
          <table:table-cell table:style-name="ce3" office:value-type="string" calcext:value-type="string">
            <text:p><text:a xlink:href="file:///D:/cia-world-factbook/factbook-2014/geos/sf.html" xlink:type="simple">South Africa</text:a> </text:p>
          </table:table-cell>
          <table:table-cell table:style-name="ce3" office:value-type="string" calcext:value-type="string">
            <text:p>1% of GDP (2013) </text:p>
            <text:p>1.16% of GDP (2012) </text:p>
            <text:p>1.14% of GDP (2011) </text:p>
            <text:p>1.16% of GDP (2010) </text:p>
          </table:table-cell>
          <table:table-cell table:formula="of:=MID([.B237]; 1; FIND(&quot;%&quot;; [.B237])-1)" office:value-type="string" office:string-value="1" calcext:value-type="string">
            <text:p>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8]; 1; FIND(&quot;%&quot;; [.B23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od.html" xlink:type="simple">South Sudan</text:a> </text:p>
          </table:table-cell>
          <table:table-cell table:style-name="ce3" office:value-type="string" calcext:value-type="string">
            <text:p>10.32% of GDP (2012) </text:p>
            <text:p>5.8% of GDP (2011) </text:p>
            <text:p>10.32% of GDP (2010) </text:p>
          </table:table-cell>
          <table:table-cell table:formula="of:=MID([.B239]; 1; FIND(&quot;%&quot;; [.B239])-1)" office:value-type="string" office:string-value="10.32" calcext:value-type="string">
            <text:p>10.3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0]; 1; FIND(&quot;%&quot;; [.B24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sp.html" xlink:type="simple">Spain</text:a> </text:p>
          </table:table-cell>
          <table:table-cell table:style-name="ce3" office:value-type="string" calcext:value-type="string">
            <text:p>0.86% of GDP (2012) </text:p>
            <text:p>0.95% of GDP (2011) </text:p>
            <text:p>0.86% of GDP (2010) </text:p>
          </table:table-cell>
          <table:table-cell table:formula="of:=MID([.B241]; 1; FIND(&quot;%&quot;; [.B241])-1)" office:value-type="string" office:string-value="0.86" calcext:value-type="string">
            <text:p>0.8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2]; 1; FIND(&quot;%&quot;; [.B24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ce.html" xlink:type="simple">Sri Lanka</text:a> </text:p>
          </table:table-cell>
          <table:table-cell table:style-name="ce3" office:value-type="string" calcext:value-type="string">
            <text:p>2.43% of GDP (2012) </text:p>
            <text:p>2.89% of GDP (2011) </text:p>
            <text:p>2.43% of GDP (2010) </text:p>
          </table:table-cell>
          <table:table-cell table:formula="of:=MID([.B243]; 1; FIND(&quot;%&quot;; [.B243])-1)" office:value-type="string" office:string-value="2.43" calcext:value-type="string">
            <text:p>2.4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4]; 1; FIND(&quot;%&quot;; [.B24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wz.html" xlink:type="simple">Swaziland</text:a> </text:p>
          </table:table-cell>
          <table:table-cell table:style-name="ce3" office:value-type="string" calcext:value-type="string">
            <text:p>3.17% of GDP (2012) </text:p>
            <text:p>3.11% of GDP (2011) </text:p>
            <text:p>3.17% of GDP (2010) </text:p>
          </table:table-cell>
          <table:table-cell table:formula="of:=MID([.B245]; 1; FIND(&quot;%&quot;; [.B245])-1)" office:value-type="string" office:string-value="3.17" calcext:value-type="string">
            <text:p>3.1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6]; 1; FIND(&quot;%&quot;; [.B24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sw.html" xlink:type="simple">Sweden</text:a> </text:p>
          </table:table-cell>
          <table:table-cell table:style-name="ce3" office:value-type="string" calcext:value-type="string">
            <text:p>1.18% of GDP (2012) </text:p>
            <text:p>1.17% of GDP (2011) </text:p>
            <text:p>1.18% of GDP (2010) </text:p>
          </table:table-cell>
          <table:table-cell table:formula="of:=MID([.B247]; 1; FIND(&quot;%&quot;; [.B247])-1)" office:value-type="string" office:string-value="1.18" calcext:value-type="string">
            <text:p>1.1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8]; 1; FIND(&quot;%&quot;; [.B24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sz.html" xlink:type="simple">Switzerland</text:a> </text:p>
          </table:table-cell>
          <table:table-cell table:style-name="ce3" office:value-type="string" calcext:value-type="string">
            <text:p>0.76% of GDP (2012) </text:p>
            <text:p>0.75% of GDP (2011) </text:p>
            <text:p>0.76% of GDP (2010) </text:p>
          </table:table-cell>
          <table:table-cell table:formula="of:=MID([.B249]; 1; FIND(&quot;%&quot;; [.B249])-1)" office:value-type="string" office:string-value="0.76" calcext:value-type="string">
            <text:p>0.7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0]; 1; FIND(&quot;%&quot;; [.B25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tz.html" xlink:type="simple">Tanzania</text:a> </text:p>
          </table:table-cell>
          <table:table-cell table:style-name="ce3" office:value-type="string" calcext:value-type="string">
            <text:p>1.13% of GDP (2012) </text:p>
            <text:p>1.12% of GDP (2011) </text:p>
            <text:p>1.13% of GDP (2010) </text:p>
          </table:table-cell>
          <table:table-cell table:formula="of:=MID([.B251]; 1; FIND(&quot;%&quot;; [.B251])-1)" office:value-type="string" office:string-value="1.13" calcext:value-type="string">
            <text:p>1.1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2]; 1; FIND(&quot;%&quot;; [.B25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th.html" xlink:type="simple">Thailand</text:a> </text:p>
          </table:table-cell>
          <table:table-cell table:style-name="ce3" office:value-type="string" calcext:value-type="string">
            <text:p>1.47% of GDP (2012) </text:p>
            <text:p>1.6% of GDP (2011) </text:p>
            <text:p>1.47% of GDP (2010) </text:p>
          </table:table-cell>
          <table:table-cell table:formula="of:=MID([.B253]; 1; FIND(&quot;%&quot;; [.B253])-1)" office:value-type="string" office:string-value="1.47" calcext:value-type="string">
            <text:p>1.4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4]; 1; FIND(&quot;%&quot;; [.B25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tt.html" xlink:type="simple">Timor-Leste</text:a> </text:p>
          </table:table-cell>
          <table:table-cell table:style-name="ce3" office:value-type="string" calcext:value-type="string">
            <text:p>2.92% of GDP (2012) </text:p>
            <text:p>2.6% of GDP (2011) </text:p>
            <text:p>2.92% of GDP (2010) </text:p>
          </table:table-cell>
          <table:table-cell table:formula="of:=MID([.B255]; 1; FIND(&quot;%&quot;; [.B255])-1)" office:value-type="string" office:string-value="2.92" calcext:value-type="string">
            <text:p>2.9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6]; 1; FIND(&quot;%&quot;; [.B2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o.html" xlink:type="simple">Togo</text:a> </text:p>
          </table:table-cell>
          <table:table-cell table:style-name="ce3" office:value-type="string" calcext:value-type="string">
            <text:p>NA% (2012) </text:p>
            <text:p>1.6% of GDP (2011) </text:p>
            <text:p>NA% (2010) </text:p>
          </table:table-cell>
          <table:table-cell table:formula="of:=MID([.B257]; 1; FIND(&quot;%&quot;; [.B257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8]; 1; FIND(&quot;%&quot;; [.B25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ts.html" xlink:type="simple">Tunisia</text:a> </text:p>
          </table:table-cell>
          <table:table-cell table:style-name="ce3" office:value-type="string" calcext:value-type="string">
            <text:p>1.55% of GDP (2012) </text:p>
            <text:p>1.34% of GDP (2011) </text:p>
            <text:p>1.55% of GDP (2010) </text:p>
          </table:table-cell>
          <table:table-cell table:formula="of:=MID([.B259]; 1; FIND(&quot;%&quot;; [.B259])-1)" office:value-type="string" office:string-value="1.55" calcext:value-type="string">
            <text:p>1.5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0]; 1; FIND(&quot;%&quot;; [.B26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tu.html" xlink:type="simple">Turkey</text:a> </text:p>
          </table:table-cell>
          <table:table-cell table:style-name="ce3" office:value-type="string" calcext:value-type="string">
            <text:p>2.31% of GDP (2012) </text:p>
            <text:p>2.28% of GDP (2011) </text:p>
            <text:p>2.31% of GDP (2010) </text:p>
          </table:table-cell>
          <table:table-cell table:formula="of:=MID([.B261]; 1; FIND(&quot;%&quot;; [.B261])-1)" office:value-type="string" office:string-value="2.31" calcext:value-type="string">
            <text:p>2.3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2]; 1; FIND(&quot;%&quot;; [.B26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ug.html" xlink:type="simple">Uganda</text:a> </text:p>
          </table:table-cell>
          <table:table-cell table:style-name="ce3" office:value-type="string" calcext:value-type="string">
            <text:p>1.45% of GDP (2012) </text:p>
            <text:p>3.73% of GDP (2011) </text:p>
            <text:p>1.45% of GDP (2010) </text:p>
          </table:table-cell>
          <table:table-cell table:formula="of:=MID([.B263]; 1; FIND(&quot;%&quot;; [.B263])-1)" office:value-type="string" office:string-value="1.45" calcext:value-type="string">
            <text:p>1.4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4]; 1; FIND(&quot;%&quot;; [.B26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up.html" xlink:type="simple">Ukraine</text:a> </text:p>
          </table:table-cell>
          <table:table-cell table:style-name="ce3" office:value-type="string" calcext:value-type="string">
            <text:p>2.77% of GDP (2012) </text:p>
            <text:p>2.4% of GDP (2011) </text:p>
            <text:p>2.77% of GDP (2010) </text:p>
          </table:table-cell>
          <table:table-cell table:formula="of:=MID([.B265]; 1; FIND(&quot;%&quot;; [.B265])-1)" office:value-type="string" office:string-value="2.77" calcext:value-type="string">
            <text:p>2.7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6]; 1; FIND(&quot;%&quot;; [.B2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e.html" xlink:type="simple">United Arab Emirates</text:a> </text:p>
          </table:table-cell>
          <table:table-cell table:style-name="ce3" office:value-type="string" calcext:value-type="string">
            <text:p>NA% (2012) </text:p>
            <text:p>5.5% of GDP (2011) </text:p>
            <text:p>NA% (2010) </text:p>
          </table:table-cell>
          <table:table-cell table:formula="of:=MID([.B267]; 1; FIND(&quot;%&quot;; [.B267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8]; 1; FIND(&quot;%&quot;; [.B26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uk.html" xlink:type="simple">United Kingdom</text:a> </text:p>
          </table:table-cell>
          <table:table-cell table:style-name="ce3" office:value-type="string" calcext:value-type="string">
            <text:p>2.49% of GDP (2012) </text:p>
            <text:p>2.48% of GDP (2011) </text:p>
            <text:p>2.49% of GDP (2010) </text:p>
          </table:table-cell>
          <table:table-cell table:formula="of:=MID([.B269]; 1; FIND(&quot;%&quot;; [.B269])-1)" office:value-type="string" office:string-value="2.49" calcext:value-type="string">
            <text:p>2.4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0]; 1; FIND(&quot;%&quot;; [.B27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us.html" xlink:type="simple">United States</text:a> </text:p>
          </table:table-cell>
          <table:table-cell table:style-name="ce3" office:value-type="string" calcext:value-type="string">
            <text:p>4.35% of GDP (2012) </text:p>
            <text:p>4.75% of GDP (2011) </text:p>
            <text:p>4.35% of GDP (2010) </text:p>
          </table:table-cell>
          <table:table-cell table:formula="of:=MID([.B271]; 1; FIND(&quot;%&quot;; [.B271])-1)" office:value-type="string" office:string-value="4.35" calcext:value-type="string">
            <text:p>4.3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2]; 1; FIND(&quot;%&quot;; [.B27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uy.html" xlink:type="simple">Uruguay</text:a> </text:p>
          </table:table-cell>
          <table:table-cell table:style-name="ce3" office:value-type="string" calcext:value-type="string">
            <text:p>1.95% of GDP (2012) </text:p>
            <text:p>1.94% of GDP (2011) </text:p>
            <text:p>1.95% of GDP (2010) </text:p>
          </table:table-cell>
          <table:table-cell table:formula="of:=MID([.B273]; 1; FIND(&quot;%&quot;; [.B273])-1)" office:value-type="string" office:string-value="1.95" calcext:value-type="string">
            <text:p>1.9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4]; 1; FIND(&quot;%&quot;; [.B27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ve.html" xlink:type="simple">Venezuela</text:a> </text:p>
          </table:table-cell>
          <table:table-cell table:style-name="ce3" office:value-type="string" calcext:value-type="string">
            <text:p>1.05% of GDP (2012) </text:p>
            <text:p>0.75% of GDP (2011) </text:p>
            <text:p>1.05% of GDP (2010) </text:p>
          </table:table-cell>
          <table:table-cell table:formula="of:=MID([.B275]; 1; FIND(&quot;%&quot;; [.B275])-1)" office:value-type="string" office:string-value="1.05" calcext:value-type="string">
            <text:p>1.0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6]; 1; FIND(&quot;%&quot;; [.B27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vm.html" xlink:type="simple">Vietnam</text:a> </text:p>
          </table:table-cell>
          <table:table-cell table:style-name="ce3" office:value-type="string" calcext:value-type="string">
            <text:p>2.37% of GDP (2012) </text:p>
            <text:p>2.17% of GDP (2011) </text:p>
            <text:p>2.37% of GDP (2010) </text:p>
          </table:table-cell>
          <table:table-cell table:formula="of:=MID([.B277]; 1; FIND(&quot;%&quot;; [.B277])-1)" office:value-type="string" office:string-value="2.37" calcext:value-type="string">
            <text:p>2.3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8]; 1; FIND(&quot;%&quot;; [.B27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xx.html" xlink:type="simple">World</text:a> </text:p>
          </table:table-cell>
          <table:table-cell table:style-name="ce3" office:value-type="string" calcext:value-type="string">
            <text:p>2.42% of GDP (2012) </text:p>
            <text:p>2.51% of GDP (2011) </text:p>
            <text:p>2.42% of GDP (2010) </text:p>
          </table:table-cell>
          <table:table-cell table:formula="of:=MID([.B279]; 1; FIND(&quot;%&quot;; [.B279])-1)" office:value-type="string" office:string-value="2.42" calcext:value-type="string">
            <text:p>2.4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0]; 1; FIND(&quot;%&quot;; [.B280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ym.html" xlink:type="simple">Yemen</text:a> </text:p>
          </table:table-cell>
          <table:table-cell table:style-name="ce3" office:value-type="string" calcext:value-type="string">
            <text:p>4.02% of GDP (2012) </text:p>
            <text:p>3.48% of GDP (2011) </text:p>
            <text:p>4.02% of GDP (2010) </text:p>
          </table:table-cell>
          <table:table-cell table:formula="of:=MID([.B281]; 1; FIND(&quot;%&quot;; [.B281])-1)" office:value-type="string" office:string-value="4.02" calcext:value-type="string">
            <text:p>4.0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2]; 1; FIND(&quot;%&quot;; [.B28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za.html" xlink:type="simple">Zambia</text:a> </text:p>
          </table:table-cell>
          <table:table-cell table:style-name="ce3" office:value-type="string" calcext:value-type="string">
            <text:p>1.55% of GDP (2012) </text:p>
            <text:p>1.59% of GDP (2011) </text:p>
            <text:p>1.55% of GDP (2010) </text:p>
          </table:table-cell>
          <table:table-cell table:formula="of:=MID([.B283]; 1; FIND(&quot;%&quot;; [.B283])-1)" office:value-type="string" office:string-value="1.55" calcext:value-type="string">
            <text:p>1.5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4]; 1; FIND(&quot;%&quot;; [.B284])-1)" office:value-type="string" office:string-value="" calcext:value-type="error">
            <text:p>#VALUE!</text:p>
          </table:table-cell>
        </table:table-row>
        <table:table-row table:style-name="ro7">
          <table:table-cell table:style-name="ce3" office:value-type="string" calcext:value-type="string">
            <text:p><text:a xlink:href="file:///D:/cia-world-factbook/factbook-2014/geos/zi.html" xlink:type="simple">Zimbabwe</text:a> </text:p>
          </table:table-cell>
          <table:table-cell table:style-name="ce3" office:value-type="string" calcext:value-type="string">
            <text:p>2.94% of GDP (2012) </text:p>
          </table:table-cell>
          <table:table-cell table:formula="of:=MID([.B285]; 1; FIND(&quot;%&quot;; [.B285])-1)" office:value-type="string" office:string-value="2.94" calcext:value-type="string">
            <text:p>2.94</text:p>
          </table:table-cell>
        </table:table-row>
      </table:table>
      <table:named-expressions>
        <table:named-range table:name="ae" table:base-cell-address="$Feuille1.$A$266" table:cell-range-address="$Feuille1.$A$266"/>
        <table:named-range table:name="af" table:base-cell-address="$Feuille1.$A$2" table:cell-range-address="$Feuille1.$A$2"/>
        <table:named-range table:name="ag" table:base-cell-address="$Feuille1.$A$6" table:cell-range-address="$Feuille1.$A$6"/>
        <table:named-range table:name="aj" table:base-cell-address="$Feuille1.$A$18" table:cell-range-address="$Feuille1.$A$18"/>
        <table:named-range table:name="al" table:base-cell-address="$Feuille1.$A$4" table:cell-range-address="$Feuille1.$A$4"/>
        <table:named-range table:name="am" table:base-cell-address="$Feuille1.$A$12" table:cell-range-address="$Feuille1.$A$12"/>
        <table:named-range table:name="ao" table:base-cell-address="$Feuille1.$A$8" table:cell-range-address="$Feuille1.$A$8"/>
        <table:named-range table:name="ar" table:base-cell-address="$Feuille1.$A$10" table:cell-range-address="$Feuille1.$A$10"/>
        <table:named-range table:name="as" table:base-cell-address="$Feuille1.$A$14" table:cell-range-address="$Feuille1.$A$14"/>
        <table:named-range table:name="au" table:base-cell-address="$Feuille1.$A$16" table:cell-range-address="$Feuille1.$A$16"/>
        <table:named-range table:name="ba" table:base-cell-address="$Feuille1.$A$20" table:cell-range-address="$Feuille1.$A$20"/>
        <table:named-range table:name="bc" table:base-cell-address="$Feuille1.$A$36" table:cell-range-address="$Feuille1.$A$36"/>
        <table:named-range table:name="be" table:base-cell-address="$Feuille1.$A$26" table:cell-range-address="$Feuille1.$A$26"/>
        <table:named-range table:name="bg" table:base-cell-address="$Feuille1.$A$22" table:cell-range-address="$Feuille1.$A$22"/>
        <table:named-range table:name="bh" table:base-cell-address="$Feuille1.$A$28" table:cell-range-address="$Feuille1.$A$28"/>
        <table:named-range table:name="bk" table:base-cell-address="$Feuille1.$A$34" table:cell-range-address="$Feuille1.$A$34"/>
        <table:named-range table:name="bl" table:base-cell-address="$Feuille1.$A$32" table:cell-range-address="$Feuille1.$A$32"/>
        <table:named-range table:name="bn" table:base-cell-address="$Feuille1.$A$30" table:cell-range-address="$Feuille1.$A$30"/>
        <table:named-range table:name="bo" table:base-cell-address="$Feuille1.$A$24" table:cell-range-address="$Feuille1.$A$24"/>
        <table:named-range table:name="br" table:base-cell-address="$Feuille1.$A$38" table:cell-range-address="$Feuille1.$A$38"/>
        <table:named-range table:name="bu" table:base-cell-address="$Feuille1.$A$42" table:cell-range-address="$Feuille1.$A$42"/>
        <table:named-range table:name="bx" table:base-cell-address="$Feuille1.$A$40" table:cell-range-address="$Feuille1.$A$40"/>
        <table:named-range table:name="by" table:base-cell-address="$Feuille1.$A$46" table:cell-range-address="$Feuille1.$A$46"/>
        <table:named-range table:name="ca" table:base-cell-address="$Feuille1.$A$54" table:cell-range-address="$Feuille1.$A$54"/>
        <table:named-range table:name="cb" table:base-cell-address="$Feuille1.$A$50" table:cell-range-address="$Feuille1.$A$50"/>
        <table:named-range table:name="cd" table:base-cell-address="$Feuille1.$A$56" table:cell-range-address="$Feuille1.$A$56"/>
        <table:named-range table:name="ce" table:base-cell-address="$Feuille1.$A$242" table:cell-range-address="$Feuille1.$A$242"/>
        <table:named-range table:name="cg" table:base-cell-address="$Feuille1.$A$64" table:cell-range-address="$Feuille1.$A$64"/>
        <table:named-range table:name="ch" table:base-cell-address="$Feuille1.$A$60" table:cell-range-address="$Feuille1.$A$60"/>
        <table:named-range table:name="ci" table:base-cell-address="$Feuille1.$A$58" table:cell-range-address="$Feuille1.$A$58"/>
        <table:named-range table:name="cm" table:base-cell-address="$Feuille1.$A$52" table:cell-range-address="$Feuille1.$A$52"/>
        <table:named-range table:name="co" table:base-cell-address="$Feuille1.$A$62" table:cell-range-address="$Feuille1.$A$62"/>
        <table:named-range table:name="cv" table:base-cell-address="$Feuille1.$A$48" table:cell-range-address="$Feuille1.$A$48"/>
        <table:named-range table:name="cy" table:base-cell-address="$Feuille1.$A$70" table:cell-range-address="$Feuille1.$A$70"/>
        <table:named-range table:name="da" table:base-cell-address="$Feuille1.$A$74" table:cell-range-address="$Feuille1.$A$74"/>
        <table:named-range table:name="dr" table:base-cell-address="$Feuille1.$A$76" table:cell-range-address="$Feuille1.$A$76"/>
        <table:named-range table:name="ec" table:base-cell-address="$Feuille1.$A$78" table:cell-range-address="$Feuille1.$A$78"/>
        <table:named-range table:name="ee" table:base-cell-address="$Feuille1.$A$88" table:cell-range-address="$Feuille1.$A$88"/>
        <table:named-range table:name="eg" table:base-cell-address="$Feuille1.$A$80" table:cell-range-address="$Feuille1.$A$80"/>
        <table:named-range table:name="ei" table:base-cell-address="$Feuille1.$A$124" table:cell-range-address="$Feuille1.$A$124"/>
        <table:named-range table:name="en" table:base-cell-address="$Feuille1.$A$84" table:cell-range-address="$Feuille1.$A$84"/>
        <table:named-range table:name="es" table:base-cell-address="$Feuille1.$A$82" table:cell-range-address="$Feuille1.$A$82"/>
        <table:named-range table:name="et" table:base-cell-address="$Feuille1.$A$86" table:cell-range-address="$Feuille1.$A$86"/>
        <table:named-range table:name="ez" table:base-cell-address="$Feuille1.$A$72" table:cell-range-address="$Feuille1.$A$72"/>
        <table:named-range table:name="fi" table:base-cell-address="$Feuille1.$A$92" table:cell-range-address="$Feuille1.$A$92"/>
        <table:named-range table:name="fj" table:base-cell-address="$Feuille1.$A$90" table:cell-range-address="$Feuille1.$A$90"/>
        <table:named-range table:name="fr" table:base-cell-address="$Feuille1.$A$94" table:cell-range-address="$Feuille1.$A$94"/>
        <table:named-range table:name="gb" table:base-cell-address="$Feuille1.$A$96" table:cell-range-address="$Feuille1.$A$96"/>
        <table:named-range table:name="gg" table:base-cell-address="$Feuille1.$A$98" table:cell-range-address="$Feuille1.$A$98"/>
        <table:named-range table:name="gh" table:base-cell-address="$Feuille1.$A$102" table:cell-range-address="$Feuille1.$A$102"/>
        <table:named-range table:name="gm" table:base-cell-address="$Feuille1.$A$100" table:cell-range-address="$Feuille1.$A$100"/>
        <table:named-range table:name="gr" table:base-cell-address="$Feuille1.$A$104" table:cell-range-address="$Feuille1.$A$104"/>
        <table:named-range table:name="gt" table:base-cell-address="$Feuille1.$A$106" table:cell-range-address="$Feuille1.$A$106"/>
        <table:named-range table:name="gy" table:base-cell-address="$Feuille1.$A$110" table:cell-range-address="$Feuille1.$A$110"/>
        <table:named-range table:name="ho" table:base-cell-address="$Feuille1.$A$112" table:cell-range-address="$Feuille1.$A$112"/>
        <table:named-range table:name="hr" table:base-cell-address="$Feuille1.$A$68" table:cell-range-address="$Feuille1.$A$68"/>
        <table:named-range table:name="hu" table:base-cell-address="$Feuille1.$A$114" table:cell-range-address="$Feuille1.$A$114"/>
        <table:named-range table:name="ic" table:base-cell-address="$Feuille1.$A$116" table:cell-range-address="$Feuille1.$A$116"/>
        <table:named-range table:name="id" table:base-cell-address="$Feuille1.$A$120" table:cell-range-address="$Feuille1.$A$120"/>
        <table:named-range table:name="in" table:base-cell-address="$Feuille1.$A$118" table:cell-range-address="$Feuille1.$A$118"/>
        <table:named-range table:name="is" table:base-cell-address="$Feuille1.$A$126" table:cell-range-address="$Feuille1.$A$126"/>
        <table:named-range table:name="it" table:base-cell-address="$Feuille1.$A$128" table:cell-range-address="$Feuille1.$A$128"/>
        <table:named-range table:name="iv" table:base-cell-address="$Feuille1.$A$66" table:cell-range-address="$Feuille1.$A$66"/>
        <table:named-range table:name="iz" table:base-cell-address="$Feuille1.$A$122" table:cell-range-address="$Feuille1.$A$122"/>
        <table:named-range table:name="ja" table:base-cell-address="$Feuille1.$A$132" table:cell-range-address="$Feuille1.$A$132"/>
        <table:named-range table:name="jm" table:base-cell-address="$Feuille1.$A$130" table:cell-range-address="$Feuille1.$A$130"/>
        <table:named-range table:name="jo" table:base-cell-address="$Feuille1.$A$134" table:cell-range-address="$Feuille1.$A$134"/>
        <table:named-range table:name="ke" table:base-cell-address="$Feuille1.$A$138" table:cell-range-address="$Feuille1.$A$138"/>
        <table:named-range table:name="kg" table:base-cell-address="$Feuille1.$A$144" table:cell-range-address="$Feuille1.$A$144"/>
        <table:named-range table:name="ks" table:base-cell-address="$Feuille1.$A$140" table:cell-range-address="$Feuille1.$A$140"/>
        <table:named-range table:name="ku" table:base-cell-address="$Feuille1.$A$142" table:cell-range-address="$Feuille1.$A$142"/>
        <table:named-range table:name="kz" table:base-cell-address="$Feuille1.$A$136" table:cell-range-address="$Feuille1.$A$136"/>
        <table:named-range table:name="la" table:base-cell-address="$Feuille1.$A$146" table:cell-range-address="$Feuille1.$A$146"/>
        <table:named-range table:name="le" table:base-cell-address="$Feuille1.$A$150" table:cell-range-address="$Feuille1.$A$150"/>
        <table:named-range table:name="lg" table:base-cell-address="$Feuille1.$A$148" table:cell-range-address="$Feuille1.$A$148"/>
        <table:named-range table:name="lh" table:base-cell-address="$Feuille1.$A$156" table:cell-range-address="$Feuille1.$A$156"/>
        <table:named-range table:name="li" table:base-cell-address="$Feuille1.$A$154" table:cell-range-address="$Feuille1.$A$154"/>
        <table:named-range table:name="lo" table:base-cell-address="$Feuille1.$A$232" table:cell-range-address="$Feuille1.$A$232"/>
        <table:named-range table:name="lt" table:base-cell-address="$Feuille1.$A$152" table:cell-range-address="$Feuille1.$A$152"/>
        <table:named-range table:name="lu" table:base-cell-address="$Feuille1.$A$158" table:cell-range-address="$Feuille1.$A$158"/>
        <table:named-range table:name="ma" table:base-cell-address="$Feuille1.$A$162" table:cell-range-address="$Feuille1.$A$162"/>
        <table:named-range table:name="md" table:base-cell-address="$Feuille1.$A$176" table:cell-range-address="$Feuille1.$A$176"/>
        <table:named-range table:name="mg" table:base-cell-address="$Feuille1.$A$178" table:cell-range-address="$Feuille1.$A$178"/>
        <table:named-range table:name="mi" table:base-cell-address="$Feuille1.$A$164" table:cell-range-address="$Feuille1.$A$164"/>
        <table:named-range table:name="mj" table:base-cell-address="$Feuille1.$A$180" table:cell-range-address="$Feuille1.$A$180"/>
        <table:named-range table:name="mk" table:base-cell-address="$Feuille1.$A$160" table:cell-range-address="$Feuille1.$A$160"/>
        <table:named-range table:name="ml" table:base-cell-address="$Feuille1.$A$168" table:cell-range-address="$Feuille1.$A$168"/>
        <table:named-range table:name="mo" table:base-cell-address="$Feuille1.$A$182" table:cell-range-address="$Feuille1.$A$182"/>
        <table:named-range table:name="mp" table:base-cell-address="$Feuille1.$A$172" table:cell-range-address="$Feuille1.$A$172"/>
        <table:named-range table:name="mt" table:base-cell-address="$Feuille1.$A$170" table:cell-range-address="$Feuille1.$A$170"/>
        <table:named-range table:name="mu" table:base-cell-address="$Feuille1.$A$200" table:cell-range-address="$Feuille1.$A$200"/>
        <table:named-range table:name="mx" table:base-cell-address="$Feuille1.$A$174" table:cell-range-address="$Feuille1.$A$174"/>
        <table:named-range table:name="my" table:base-cell-address="$Feuille1.$A$166" table:cell-range-address="$Feuille1.$A$166"/>
        <table:named-range table:name="ng" table:base-cell-address="$Feuille1.$A$194" table:cell-range-address="$Feuille1.$A$194"/>
        <table:named-range table:name="ni" table:base-cell-address="$Feuille1.$A$196" table:cell-range-address="$Feuille1.$A$196"/>
        <table:named-range table:name="nl" table:base-cell-address="$Feuille1.$A$188" table:cell-range-address="$Feuille1.$A$188"/>
        <table:named-range table:name="no" table:base-cell-address="$Feuille1.$A$198" table:cell-range-address="$Feuille1.$A$198"/>
        <table:named-range table:name="np" table:base-cell-address="$Feuille1.$A$186" table:cell-range-address="$Feuille1.$A$186"/>
        <table:named-range table:name="nu" table:base-cell-address="$Feuille1.$A$192" table:cell-range-address="$Feuille1.$A$192"/>
        <table:named-range table:name="nz" table:base-cell-address="$Feuille1.$A$190" table:cell-range-address="$Feuille1.$A$190"/>
        <table:named-range table:name="od" table:base-cell-address="$Feuille1.$A$238" table:cell-range-address="$Feuille1.$A$238"/>
        <table:named-range table:name="pa" table:base-cell-address="$Feuille1.$A$206" table:cell-range-address="$Feuille1.$A$206"/>
        <table:named-range table:name="pe" table:base-cell-address="$Feuille1.$A$208" table:cell-range-address="$Feuille1.$A$208"/>
        <table:named-range table:name="pk" table:base-cell-address="$Feuille1.$A$202" table:cell-range-address="$Feuille1.$A$202"/>
        <table:named-range table:name="pl" table:base-cell-address="$Feuille1.$A$212" table:cell-range-address="$Feuille1.$A$212"/>
        <table:named-range table:name="po" table:base-cell-address="$Feuille1.$A$214" table:cell-range-address="$Feuille1.$A$214"/>
        <table:named-range table:name="pp" table:base-cell-address="$Feuille1.$A$204" table:cell-range-address="$Feuille1.$A$204"/>
        <table:named-range table:name="pu" table:base-cell-address="$Feuille1.$A$108" table:cell-range-address="$Feuille1.$A$108"/>
        <table:named-range table:name="ri" table:base-cell-address="$Feuille1.$A$224" table:cell-range-address="$Feuille1.$A$224"/>
        <table:named-range table:name="ro" table:base-cell-address="$Feuille1.$A$216" table:cell-range-address="$Feuille1.$A$216"/>
        <table:named-range table:name="rp" table:base-cell-address="$Feuille1.$A$210" table:cell-range-address="$Feuille1.$A$210"/>
        <table:named-range table:name="rs" table:base-cell-address="$Feuille1.$A$218" table:cell-range-address="$Feuille1.$A$218"/>
        <table:named-range table:name="rw" table:base-cell-address="$Feuille1.$A$220" table:cell-range-address="$Feuille1.$A$220"/>
        <table:named-range table:name="sa" table:base-cell-address="$Feuille1.$A$222" table:cell-range-address="$Feuille1.$A$222"/>
        <table:named-range table:name="se" table:base-cell-address="$Feuille1.$A$226" table:cell-range-address="$Feuille1.$A$226"/>
        <table:named-range table:name="sf" table:base-cell-address="$Feuille1.$A$236" table:cell-range-address="$Feuille1.$A$236"/>
        <table:named-range table:name="si" table:base-cell-address="$Feuille1.$A$234" table:cell-range-address="$Feuille1.$A$234"/>
        <table:named-range table:name="sl" table:base-cell-address="$Feuille1.$A$228" table:cell-range-address="$Feuille1.$A$228"/>
        <table:named-range table:name="sn" table:base-cell-address="$Feuille1.$A$230" table:cell-range-address="$Feuille1.$A$230"/>
        <table:named-range table:name="sp" table:base-cell-address="$Feuille1.$A$240" table:cell-range-address="$Feuille1.$A$240"/>
        <table:named-range table:name="sw" table:base-cell-address="$Feuille1.$A$246" table:cell-range-address="$Feuille1.$A$246"/>
        <table:named-range table:name="sz" table:base-cell-address="$Feuille1.$A$248" table:cell-range-address="$Feuille1.$A$248"/>
        <table:named-range table:name="th" table:base-cell-address="$Feuille1.$A$252" table:cell-range-address="$Feuille1.$A$252"/>
        <table:named-range table:name="to" table:base-cell-address="$Feuille1.$A$256" table:cell-range-address="$Feuille1.$A$256"/>
        <table:named-range table:name="ts" table:base-cell-address="$Feuille1.$A$258" table:cell-range-address="$Feuille1.$A$258"/>
        <table:named-range table:name="tt" table:base-cell-address="$Feuille1.$A$254" table:cell-range-address="$Feuille1.$A$254"/>
        <table:named-range table:name="tu" table:base-cell-address="$Feuille1.$A$260" table:cell-range-address="$Feuille1.$A$260"/>
        <table:named-range table:name="tz" table:base-cell-address="$Feuille1.$A$250" table:cell-range-address="$Feuille1.$A$250"/>
        <table:named-range table:name="ug" table:base-cell-address="$Feuille1.$A$262" table:cell-range-address="$Feuille1.$A$262"/>
        <table:named-range table:name="uk" table:base-cell-address="$Feuille1.$A$268" table:cell-range-address="$Feuille1.$A$268"/>
        <table:named-range table:name="up" table:base-cell-address="$Feuille1.$A$264" table:cell-range-address="$Feuille1.$A$264"/>
        <table:named-range table:name="us" table:base-cell-address="$Feuille1.$A$270" table:cell-range-address="$Feuille1.$A$270"/>
        <table:named-range table:name="uv" table:base-cell-address="$Feuille1.$A$44" table:cell-range-address="$Feuille1.$A$44"/>
        <table:named-range table:name="uy" table:base-cell-address="$Feuille1.$A$272" table:cell-range-address="$Feuille1.$A$272"/>
        <table:named-range table:name="ve" table:base-cell-address="$Feuille1.$A$274" table:cell-range-address="$Feuille1.$A$274"/>
        <table:named-range table:name="vm" table:base-cell-address="$Feuille1.$A$276" table:cell-range-address="$Feuille1.$A$276"/>
        <table:named-range table:name="wa" table:base-cell-address="$Feuille1.$A$184" table:cell-range-address="$Feuille1.$A$184"/>
        <table:named-range table:name="wz" table:base-cell-address="$Feuille1.$A$244" table:cell-range-address="$Feuille1.$A$244"/>
        <table:named-range table:name="xx" table:base-cell-address="$Feuille1.$A$278" table:cell-range-address="$Feuille1.$A$278"/>
        <table:named-range table:name="ym" table:base-cell-address="$Feuille1.$A$280" table:cell-range-address="$Feuille1.$A$280"/>
        <table:named-range table:name="za" table:base-cell-address="$Feuille1.$A$282" table:cell-range-address="$Feuille1.$A$282"/>
        <table:named-range table:name="zi" table:base-cell-address="$Feuille1.$A$284" table:cell-range-address="$Feuille1.$A$28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7T14:57:15.015000000</meta:creation-date>
    <dc:date>2023-07-17T14:58:06.710000000</dc:date>
    <meta:editing-duration>PT51S</meta:editing-duration>
    <meta:editing-cycles>1</meta:editing-cycles>
    <meta:document-statistic meta:table-count="1" meta:cell-count="711" meta:object-count="0"/>
    <meta:generator>LibreOffice/6.2.4.2$Windows_X86_64 LibreOffice_project/2412653d852ce75f65fbfa83fb7e7b669a126d64</meta:generator>
  </office:meta>
</office:document-meta>
</file>